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MS sans serif" svg:font-family="'MS sans serif'"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04.01pt"/>
    </style:style>
    <style:style style:name="co2" style:family="table-column">
      <style:table-column-properties fo:break-before="auto" style:column-width="104.26pt"/>
    </style:style>
    <style:style style:name="co3" style:family="table-column">
      <style:table-column-properties fo:break-before="page" style:column-width="63.75pt"/>
    </style:style>
    <style:style style:name="co4" style:family="table-column">
      <style:table-column-properties fo:break-before="auto" style:column-width="63.75pt"/>
    </style:style>
    <style:style style:name="ro1" style:family="table-row">
      <style:table-row-properties style:row-height="2.24pt" fo:break-before="auto" style:use-optimal-row-height="false"/>
    </style:style>
    <style:style style:name="ro2" style:family="table-row">
      <style:table-row-properties style:row-height="25.51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25.51pt" fo:break-before="auto" style:use-optimal-row-height="true"/>
    </style:style>
    <style:style style:name="ro5" style:family="table-row">
      <style:table-row-properties style:row-height="15pt" fo:break-before="auto" style:use-optimal-row-height="true"/>
    </style:style>
    <style:style style:name="ro6" style:family="table-row">
      <style:table-row-properties style:row-height="36pt" fo:break-before="auto" style:use-optimal-row-height="false"/>
    </style:style>
    <style:style style:name="ro7" style:family="table-row">
      <style:table-row-properties style:row-height="12.76pt" fo:break-before="auto" style:use-optimal-row-height="false"/>
    </style:style>
    <style:style style:name="ta1" style:family="table" style:master-page-name="PageStyle_5f_NST0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2" style:family="table-cell" style:parent-style-name="Default">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3" style:family="table-cell" style:parent-style-name="Default">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4" style:family="table-cell" style:parent-style-name="Default">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36.91pt"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5"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36.91pt"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6" style:family="table-cell" style:parent-style-name="Default">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36.91pt"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7" style:family="table-cell" style:parent-style-name="Default">
      <style:table-cell-properties fo:border-bottom="none" style:cell-protect="none" style:print-content="true" style:diagonal-bl-tr="none" style:diagonal-tl-br="none" fo:border-left="0.74pt solid #000000" fo:border-right="0.74pt solid #000000" style:rotation-align="none" fo:border-top="none"/>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8" style:family="table-cell" style:parent-style-name="Default">
      <style:table-cell-properties fo:border-bottom="none" style:cell-protect="none" style:print-content="true" style:diagonal-bl-tr="none" style:diagonal-tl-br="none" fo:border-left="0.74pt solid #000000" fo:border-right="0.74pt solid #000000" style:rotation-align="none" fo:border-top="non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9" style:family="table-cell" style:parent-style-name="Default">
      <style:table-cell-properties style:cell-protect="none"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fo:border-bottom="none" fo:background-color="#ffff99"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1" style:family="table-cell" style:parent-style-name="Default">
      <style:table-cell-properties fo:border-bottom="none" fo:background-color="#ffff99" style:cell-protect="none"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2" style:family="table-cell" style:parent-style-name="Default">
      <style:table-cell-properties fo:border-bottom="0.74pt solid #000000" fo:background-color="#ffff99"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3" style:family="table-cell" style:parent-style-name="Default">
      <style:table-cell-properties style:cell-protect="none" style:print-content="true" style:rotation-align="none"/>
    </style:style>
    <style:style style:name="ce14" style:family="table-cell" style:parent-style-name="Default" style:data-style-name="N125">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5" style:family="table-cell" style:parent-style-name="Default">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6" style:family="table-cell" style:parent-style-name="Default" style:data-style-name="N3">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17" style:family="table-cell" style:parent-style-name="Default" style:data-style-name="N3">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18" style:family="table-cell" style:parent-style-name="Default" style:data-style-name="N3">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19" style:family="table-cell" style:parent-style-name="Default">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20" style:family="table-cell" style:parent-style-name="Default">
      <style:table-cell-properties style:rotation-align="none"/>
    </style:style>
    <style:style style:name="ce21" style:family="table-cell" style:parent-style-name="Default">
      <style:table-cell-properties fo:background-color="#ffffff" style:cell-protect="none" style:print-content="true" style:rotation-align="none"/>
    </style:style>
    <style:style style:name="ce22"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1" style:family="text">
      <style:text-properties style:text-position="0%" style:font-style-complex="normal" style:font-style-asian="normal" style:font-weight-complex="normal" style:font-weight-asian="normal" style:font-size-complex="10pt" style:font-size-asian="10pt" style:font-name-complex="MS sans serif" fo:color="#000000" fo:text-shadow="none" style:text-outline="false" fo:font-style="normal" style:text-line-through-type="none" style:text-underline-style="none" style:text-underline-color="font-color" fo:font-weight="normal" fo:font-size="10pt" style:font-name="MS sans serif"/>
    </style:style>
  </office:automatic-styles>
  <office:body>
    <office:spreadsheet>
      <table:calculation-settings table:case-sensitive="false" table:automatic-find-labels="false" table:use-regular-expressions="false">
        <table:iteration table:maximum-difference="0.0001"/>
      </table:calculation-settings>
      <table:table table:name="NST01" table:style-name="ta1" table:print-ranges="NST01.A3:NST01.J67">
        <office:forms form:automatic-focus="false" form:apply-design-mode="false"/>
        <table:table-header-columns>
          <table:table-column table:style-name="co1" table:default-cell-style-name="ce13"/>
        </table:table-header-columns>
        <table:table-column table:style-name="co2" table:number-columns-repeated="9" table:default-cell-style-name="ce13"/>
        <table:table-column table:style-name="co3" table:default-cell-style-name="ce13"/>
        <table:table-column table:style-name="co4" table:number-columns-repeated="1013" table:default-cell-style-name="ce13"/>
        <table:table-row table:style-name="ro1">
          <table:table-cell table:style-name="ce1" office:value-type="string" calcext:value-type="string" table:number-columns-spanned="10" table:number-rows-spanned="1">
            <text:p>table with row headers in column A and column headers in rows 3 through 4. (leading dots indicate sub-parts)</text:p>
          </table:table-cell>
          <table:covered-table-cell table:number-columns-repeated="9" table:style-name="ce1"/>
          <table:table-cell table:style-name="ce20" table:number-columns-repeated="1014"/>
        </table:table-row>
        <table:table-header-rows>
          <table:table-row table:style-name="ro2">
            <table:table-cell table:style-name="ce2" office:value-type="string" calcext:value-type="string" table:number-columns-spanned="10" table:number-rows-spanned="1">
              <text:p>Table 1. Annual Estimates of the Resident Population for the United States, Regions, States, and Puerto Rico: April 1, 2010 to July 1, 2016</text:p>
            </table:table-cell>
            <table:covered-table-cell table:number-columns-repeated="9" table:style-name="ce2"/>
            <table:table-cell table:style-name="ce20" table:number-columns-repeated="1014"/>
          </table:table-row>
          <table:table-row table:style-name="ro3">
            <table:table-cell table:style-name="ce3" office:value-type="string" calcext:value-type="string" table:number-columns-spanned="1" table:number-rows-spanned="2">
              <text:p>Geographic Area</text:p>
            </table:table-cell>
            <table:table-cell table:style-name="ce14" office:value-type="date" office:date-value="2010-04-01" calcext:value-type="date" table:number-columns-spanned="2" table:number-rows-spanned="1">
              <text:p>April 1, 2010</text:p>
            </table:table-cell>
            <table:covered-table-cell table:style-name="ce14"/>
            <table:table-cell table:style-name="ce19" office:value-type="string" calcext:value-type="string" table:number-columns-spanned="7" table:number-rows-spanned="1">
              <text:p>Population Estimate (as of July 1)</text:p>
            </table:table-cell>
            <table:covered-table-cell table:number-columns-repeated="6" table:style-name="ce19"/>
            <table:table-cell table:style-name="ce21" table:number-columns-repeated="1014"/>
          </table:table-row>
          <table:table-row table:style-name="ro4">
            <table:covered-table-cell table:style-name="ce3"/>
            <table:table-cell table:style-name="ce15" office:value-type="string" calcext:value-type="string">
              <text:p>Census</text:p>
            </table:table-cell>
            <table:table-cell table:style-name="ce15" office:value-type="string" calcext:value-type="string">
              <text:p>Estimates Base</text:p>
            </table:table-cell>
            <table:table-cell table:style-name="ce15" office:value-type="float" office:value="2010" calcext:value-type="float">
              <text:p>2010</text:p>
            </table:table-cell>
            <table:table-cell table:style-name="ce15" office:value-type="float" office:value="2011" calcext:value-type="float">
              <text:p>2011</text:p>
            </table:table-cell>
            <table:table-cell table:style-name="ce15" office:value-type="float" office:value="2012" calcext:value-type="float">
              <text:p>2012</text:p>
            </table:table-cell>
            <table:table-cell table:style-name="ce15" office:value-type="float" office:value="2013" calcext:value-type="float">
              <text:p>2013</text:p>
            </table:table-cell>
            <table:table-cell table:style-name="ce15" office:value-type="float" office:value="2014" calcext:value-type="float">
              <text:p>2014</text:p>
            </table:table-cell>
            <table:table-cell table:style-name="ce15" office:value-type="float" office:value="2015" calcext:value-type="float">
              <text:p>2015</text:p>
            </table:table-cell>
            <table:table-cell table:style-name="ce15" office:value-type="float" office:value="2016" calcext:value-type="float">
              <text:p>2016</text:p>
            </table:table-cell>
            <table:table-cell table:style-name="ce22" table:number-columns-repeated="1014"/>
          </table:table-row>
        </table:table-header-rows>
        <table:table-row table:style-name="ro5">
          <table:table-cell table:style-name="ce4" office:value-type="string" calcext:value-type="string">
            <text:p>United States</text:p>
          </table:table-cell>
          <table:table-cell table:style-name="ce16" office:value-type="float" office:value="308745538" calcext:value-type="float">
            <text:p>308,745,538</text:p>
          </table:table-cell>
          <table:table-cell table:style-name="ce16" office:value-type="float" office:value="308758105" calcext:value-type="float">
            <text:p>308,758,105</text:p>
          </table:table-cell>
          <table:table-cell table:style-name="ce16" office:value-type="float" office:value="309348193" calcext:value-type="float">
            <text:p>309,348,193</text:p>
          </table:table-cell>
          <table:table-cell table:style-name="ce16" office:value-type="float" office:value="311663358" calcext:value-type="float">
            <text:p>311,663,358</text:p>
          </table:table-cell>
          <table:table-cell table:style-name="ce16" office:value-type="float" office:value="313998379" calcext:value-type="float">
            <text:p>313,998,379</text:p>
          </table:table-cell>
          <table:table-cell table:style-name="ce16" office:value-type="float" office:value="316204908" calcext:value-type="float">
            <text:p>316,204,908</text:p>
          </table:table-cell>
          <table:table-cell table:style-name="ce16" office:value-type="float" office:value="318563456" calcext:value-type="float">
            <text:p>318,563,456</text:p>
          </table:table-cell>
          <table:table-cell table:style-name="ce16" office:value-type="float" office:value="320896618" calcext:value-type="float">
            <text:p>320,896,618</text:p>
          </table:table-cell>
          <table:table-cell table:style-name="ce16" office:value-type="float" office:value="323127513" calcext:value-type="float">
            <text:p>323,127,513</text:p>
          </table:table-cell>
          <table:table-cell table:number-columns-repeated="1014"/>
        </table:table-row>
        <table:table-row table:style-name="ro5">
          <table:table-cell table:style-name="ce5" office:value-type="string" calcext:value-type="string">
            <text:p>Northeast</text:p>
          </table:table-cell>
          <table:table-cell table:style-name="ce17" office:value-type="float" office:value="55317240" calcext:value-type="float">
            <text:p>55,317,240</text:p>
          </table:table-cell>
          <table:table-cell table:style-name="ce17" office:value-type="float" office:value="55318353" calcext:value-type="float">
            <text:p>55,318,353</text:p>
          </table:table-cell>
          <table:table-cell table:style-name="ce17" office:value-type="float" office:value="55388056" calcext:value-type="float">
            <text:p>55,388,056</text:p>
          </table:table-cell>
          <table:table-cell table:style-name="ce17" office:value-type="float" office:value="55632766" calcext:value-type="float">
            <text:p>55,632,766</text:p>
          </table:table-cell>
          <table:table-cell table:style-name="ce17" office:value-type="float" office:value="55829059" calcext:value-type="float">
            <text:p>55,829,059</text:p>
          </table:table-cell>
          <table:table-cell table:style-name="ce17" office:value-type="float" office:value="55988771" calcext:value-type="float">
            <text:p>55,988,771</text:p>
          </table:table-cell>
          <table:table-cell table:style-name="ce17" office:value-type="float" office:value="56116791" calcext:value-type="float">
            <text:p>56,116,791</text:p>
          </table:table-cell>
          <table:table-cell table:style-name="ce17" office:value-type="float" office:value="56184737" calcext:value-type="float">
            <text:p>56,184,737</text:p>
          </table:table-cell>
          <table:table-cell table:style-name="ce17" office:value-type="float" office:value="56209510" calcext:value-type="float">
            <text:p>56,209,510</text:p>
          </table:table-cell>
          <table:table-cell table:number-columns-repeated="1014"/>
        </table:table-row>
        <table:table-row table:style-name="ro5">
          <table:table-cell table:style-name="ce5" office:value-type="string" calcext:value-type="string">
            <text:p>Midwest</text:p>
          </table:table-cell>
          <table:table-cell table:style-name="ce17" office:value-type="float" office:value="66927001" calcext:value-type="float">
            <text:p>66,927,001</text:p>
          </table:table-cell>
          <table:table-cell table:style-name="ce17" office:value-type="float" office:value="66929825" calcext:value-type="float">
            <text:p>66,929,825</text:p>
          </table:table-cell>
          <table:table-cell table:style-name="ce17" office:value-type="float" office:value="66978602" calcext:value-type="float">
            <text:p>66,978,602</text:p>
          </table:table-cell>
          <table:table-cell table:style-name="ce17" office:value-type="float" office:value="67153331" calcext:value-type="float">
            <text:p>67,153,331</text:p>
          </table:table-cell>
          <table:table-cell table:style-name="ce17" office:value-type="float" office:value="67332320" calcext:value-type="float">
            <text:p>67,332,320</text:p>
          </table:table-cell>
          <table:table-cell table:style-name="ce17" office:value-type="float" office:value="67543948" calcext:value-type="float">
            <text:p>67,543,948</text:p>
          </table:table-cell>
          <table:table-cell table:style-name="ce17" office:value-type="float" office:value="67726368" calcext:value-type="float">
            <text:p>67,726,368</text:p>
          </table:table-cell>
          <table:table-cell table:style-name="ce17" office:value-type="float" office:value="67838387" calcext:value-type="float">
            <text:p>67,838,387</text:p>
          </table:table-cell>
          <table:table-cell table:style-name="ce17" office:value-type="float" office:value="67941429" calcext:value-type="float">
            <text:p>67,941,429</text:p>
          </table:table-cell>
          <table:table-cell table:number-columns-repeated="1014"/>
        </table:table-row>
        <table:table-row table:style-name="ro5">
          <table:table-cell table:style-name="ce5" office:value-type="string" calcext:value-type="string">
            <text:p>South</text:p>
          </table:table-cell>
          <table:table-cell table:style-name="ce17" office:value-type="float" office:value="114555744" calcext:value-type="float">
            <text:p>114,555,744</text:p>
          </table:table-cell>
          <table:table-cell table:style-name="ce17" office:value-type="float" office:value="114563005" calcext:value-type="float">
            <text:p>114,563,005</text:p>
          </table:table-cell>
          <table:table-cell table:style-name="ce17" office:value-type="float" office:value="114863114" calcext:value-type="float">
            <text:p>114,863,114</text:p>
          </table:table-cell>
          <table:table-cell table:style-name="ce17" office:value-type="float" office:value="116061801" calcext:value-type="float">
            <text:p>116,061,801</text:p>
          </table:table-cell>
          <table:table-cell table:style-name="ce17" office:value-type="float" office:value="117299171" calcext:value-type="float">
            <text:p>117,299,171</text:p>
          </table:table-cell>
          <table:table-cell table:style-name="ce17" office:value-type="float" office:value="118424320" calcext:value-type="float">
            <text:p>118,424,320</text:p>
          </table:table-cell>
          <table:table-cell table:style-name="ce17" office:value-type="float" office:value="119696311" calcext:value-type="float">
            <text:p>119,696,311</text:p>
          </table:table-cell>
          <table:table-cell table:style-name="ce17" office:value-type="float" office:value="121039206" calcext:value-type="float">
            <text:p>121,039,206</text:p>
          </table:table-cell>
          <table:table-cell table:style-name="ce17" office:value-type="float" office:value="122319574" calcext:value-type="float">
            <text:p>122,319,574</text:p>
          </table:table-cell>
          <table:table-cell table:number-columns-repeated="1014"/>
        </table:table-row>
        <table:table-row table:style-name="ro5">
          <table:table-cell table:style-name="ce6" office:value-type="string" calcext:value-type="string">
            <text:p>West</text:p>
          </table:table-cell>
          <table:table-cell table:style-name="ce18" office:value-type="float" office:value="71945553" calcext:value-type="float">
            <text:p>71,945,553</text:p>
          </table:table-cell>
          <table:table-cell table:style-name="ce18" office:value-type="float" office:value="71946922" calcext:value-type="float">
            <text:p>71,946,922</text:p>
          </table:table-cell>
          <table:table-cell table:style-name="ce18" office:value-type="float" office:value="72118421" calcext:value-type="float">
            <text:p>72,118,421</text:p>
          </table:table-cell>
          <table:table-cell table:style-name="ce18" office:value-type="float" office:value="72815460" calcext:value-type="float">
            <text:p>72,815,460</text:p>
          </table:table-cell>
          <table:table-cell table:style-name="ce18" office:value-type="float" office:value="73537829" calcext:value-type="float">
            <text:p>73,537,829</text:p>
          </table:table-cell>
          <table:table-cell table:style-name="ce18" office:value-type="float" office:value="74247869" calcext:value-type="float">
            <text:p>74,247,869</text:p>
          </table:table-cell>
          <table:table-cell table:style-name="ce18" office:value-type="float" office:value="75023986" calcext:value-type="float">
            <text:p>75,023,986</text:p>
          </table:table-cell>
          <table:table-cell table:style-name="ce18" office:value-type="float" office:value="75834288" calcext:value-type="float">
            <text:p>75,834,288</text:p>
          </table:table-cell>
          <table:table-cell table:style-name="ce18" office:value-type="float" office:value="76657000" calcext:value-type="float">
            <text:p>76,657,000</text:p>
          </table:table-cell>
          <table:table-cell table:number-columns-repeated="1014"/>
        </table:table-row>
        <table:table-row table:style-name="ro5">
          <table:table-cell table:style-name="ce7" office:value-type="string" calcext:value-type="string">
            <text:p><text:span text:style-name="T1">.Alabama</text:span></text:p>
          </table:table-cell>
          <table:table-cell table:style-name="ce17" office:value-type="float" office:value="4779736" calcext:value-type="float">
            <text:p>4,779,736</text:p>
          </table:table-cell>
          <table:table-cell table:style-name="ce17" office:value-type="float" office:value="4780131" calcext:value-type="float">
            <text:p>4,780,131</text:p>
          </table:table-cell>
          <table:table-cell table:style-name="ce17" office:value-type="float" office:value="4785492" calcext:value-type="float">
            <text:p>4,785,492</text:p>
          </table:table-cell>
          <table:table-cell table:style-name="ce17" office:value-type="float" office:value="4799918" calcext:value-type="float">
            <text:p>4,799,918</text:p>
          </table:table-cell>
          <table:table-cell table:style-name="ce17" office:value-type="float" office:value="4815960" calcext:value-type="float">
            <text:p>4,815,960</text:p>
          </table:table-cell>
          <table:table-cell table:style-name="ce17" office:value-type="float" office:value="4829479" calcext:value-type="float">
            <text:p>4,829,479</text:p>
          </table:table-cell>
          <table:table-cell table:style-name="ce17" office:value-type="float" office:value="4843214" calcext:value-type="float">
            <text:p>4,843,214</text:p>
          </table:table-cell>
          <table:table-cell table:style-name="ce17" office:value-type="float" office:value="4853875" calcext:value-type="float">
            <text:p>4,853,875</text:p>
          </table:table-cell>
          <table:table-cell table:style-name="ce17" office:value-type="float" office:value="4863300" calcext:value-type="float">
            <text:p>4,863,300</text:p>
          </table:table-cell>
          <table:table-cell table:number-columns-repeated="1014"/>
        </table:table-row>
        <table:table-row table:style-name="ro5">
          <table:table-cell table:style-name="ce7" office:value-type="string" calcext:value-type="string">
            <text:p><text:span text:style-name="T1">.Alaska</text:span></text:p>
          </table:table-cell>
          <table:table-cell table:style-name="ce17" office:value-type="float" office:value="710231" calcext:value-type="float">
            <text:p>710,231</text:p>
          </table:table-cell>
          <table:table-cell table:style-name="ce17" office:value-type="float" office:value="710249" calcext:value-type="float">
            <text:p>710,249</text:p>
          </table:table-cell>
          <table:table-cell table:style-name="ce17" office:value-type="float" office:value="714031" calcext:value-type="float">
            <text:p>714,031</text:p>
          </table:table-cell>
          <table:table-cell table:style-name="ce17" office:value-type="float" office:value="722713" calcext:value-type="float">
            <text:p>722,713</text:p>
          </table:table-cell>
          <table:table-cell table:style-name="ce17" office:value-type="float" office:value="731089" calcext:value-type="float">
            <text:p>731,089</text:p>
          </table:table-cell>
          <table:table-cell table:style-name="ce17" office:value-type="float" office:value="736879" calcext:value-type="float">
            <text:p>736,879</text:p>
          </table:table-cell>
          <table:table-cell table:style-name="ce17" office:value-type="float" office:value="736705" calcext:value-type="float">
            <text:p>736,705</text:p>
          </table:table-cell>
          <table:table-cell table:style-name="ce17" office:value-type="float" office:value="737709" calcext:value-type="float">
            <text:p>737,709</text:p>
          </table:table-cell>
          <table:table-cell table:style-name="ce17" office:value-type="float" office:value="741894" calcext:value-type="float">
            <text:p>741,894</text:p>
          </table:table-cell>
          <table:table-cell table:number-columns-repeated="1014"/>
        </table:table-row>
        <table:table-row table:style-name="ro5">
          <table:table-cell table:style-name="ce7" office:value-type="string" calcext:value-type="string">
            <text:p><text:span text:style-name="T1">.Arizona</text:span></text:p>
          </table:table-cell>
          <table:table-cell table:style-name="ce17" office:value-type="float" office:value="6392017" calcext:value-type="float">
            <text:p>6,392,017</text:p>
          </table:table-cell>
          <table:table-cell table:style-name="ce17" office:value-type="float" office:value="6392301" calcext:value-type="float">
            <text:p>6,392,301</text:p>
          </table:table-cell>
          <table:table-cell table:style-name="ce17" office:value-type="float" office:value="6408312" calcext:value-type="float">
            <text:p>6,408,312</text:p>
          </table:table-cell>
          <table:table-cell table:style-name="ce17" office:value-type="float" office:value="6467163" calcext:value-type="float">
            <text:p>6,467,163</text:p>
          </table:table-cell>
          <table:table-cell table:style-name="ce17" office:value-type="float" office:value="6549634" calcext:value-type="float">
            <text:p>6,549,634</text:p>
          </table:table-cell>
          <table:table-cell table:style-name="ce17" office:value-type="float" office:value="6624617" calcext:value-type="float">
            <text:p>6,624,617</text:p>
          </table:table-cell>
          <table:table-cell table:style-name="ce17" office:value-type="float" office:value="6719993" calcext:value-type="float">
            <text:p>6,719,993</text:p>
          </table:table-cell>
          <table:table-cell table:style-name="ce17" office:value-type="float" office:value="6817565" calcext:value-type="float">
            <text:p>6,817,565</text:p>
          </table:table-cell>
          <table:table-cell table:style-name="ce17" office:value-type="float" office:value="6931071" calcext:value-type="float">
            <text:p>6,931,071</text:p>
          </table:table-cell>
          <table:table-cell table:number-columns-repeated="1014"/>
        </table:table-row>
        <table:table-row table:style-name="ro5">
          <table:table-cell table:style-name="ce7" office:value-type="string" calcext:value-type="string">
            <text:p><text:span text:style-name="T1">.Arkansas</text:span></text:p>
          </table:table-cell>
          <table:table-cell table:style-name="ce17" office:value-type="float" office:value="2915918" calcext:value-type="float">
            <text:p>2,915,918</text:p>
          </table:table-cell>
          <table:table-cell table:style-name="ce17" office:value-type="float" office:value="2916025" calcext:value-type="float">
            <text:p>2,916,025</text:p>
          </table:table-cell>
          <table:table-cell table:style-name="ce17" office:value-type="float" office:value="2921995" calcext:value-type="float">
            <text:p>2,921,995</text:p>
          </table:table-cell>
          <table:table-cell table:style-name="ce17" office:value-type="float" office:value="2939493" calcext:value-type="float">
            <text:p>2,939,493</text:p>
          </table:table-cell>
          <table:table-cell table:style-name="ce17" office:value-type="float" office:value="2950685" calcext:value-type="float">
            <text:p>2,950,685</text:p>
          </table:table-cell>
          <table:table-cell table:style-name="ce17" office:value-type="float" office:value="2958663" calcext:value-type="float">
            <text:p>2,958,663</text:p>
          </table:table-cell>
          <table:table-cell table:style-name="ce17" office:value-type="float" office:value="2966912" calcext:value-type="float">
            <text:p>2,966,912</text:p>
          </table:table-cell>
          <table:table-cell table:style-name="ce17" office:value-type="float" office:value="2977853" calcext:value-type="float">
            <text:p>2,977,853</text:p>
          </table:table-cell>
          <table:table-cell table:style-name="ce17" office:value-type="float" office:value="2988248" calcext:value-type="float">
            <text:p>2,988,248</text:p>
          </table:table-cell>
          <table:table-cell table:number-columns-repeated="1014"/>
        </table:table-row>
        <table:table-row table:style-name="ro5">
          <table:table-cell table:style-name="ce7" office:value-type="string" calcext:value-type="string">
            <text:p><text:span text:style-name="T1">.California</text:span></text:p>
          </table:table-cell>
          <table:table-cell table:style-name="ce17" office:value-type="float" office:value="37253956" calcext:value-type="float">
            <text:p>37,253,956</text:p>
          </table:table-cell>
          <table:table-cell table:style-name="ce17" office:value-type="float" office:value="37254522" calcext:value-type="float">
            <text:p>37,254,522</text:p>
          </table:table-cell>
          <table:table-cell table:style-name="ce17" office:value-type="float" office:value="37332685" calcext:value-type="float">
            <text:p>37,332,685</text:p>
          </table:table-cell>
          <table:table-cell table:style-name="ce17" office:value-type="float" office:value="37676861" calcext:value-type="float">
            <text:p>37,676,861</text:p>
          </table:table-cell>
          <table:table-cell table:style-name="ce17" office:value-type="float" office:value="38011074" calcext:value-type="float">
            <text:p>38,011,074</text:p>
          </table:table-cell>
          <table:table-cell table:style-name="ce17" office:value-type="float" office:value="38335203" calcext:value-type="float">
            <text:p>38,335,203</text:p>
          </table:table-cell>
          <table:table-cell table:style-name="ce17" office:value-type="float" office:value="38680810" calcext:value-type="float">
            <text:p>38,680,810</text:p>
          </table:table-cell>
          <table:table-cell table:style-name="ce17" office:value-type="float" office:value="38993940" calcext:value-type="float">
            <text:p>38,993,940</text:p>
          </table:table-cell>
          <table:table-cell table:style-name="ce17" office:value-type="float" office:value="39250017" calcext:value-type="float">
            <text:p>39,250,017</text:p>
          </table:table-cell>
          <table:table-cell table:number-columns-repeated="1014"/>
        </table:table-row>
        <table:table-row table:style-name="ro5">
          <table:table-cell table:style-name="ce7" office:value-type="string" calcext:value-type="string">
            <text:p><text:span text:style-name="T1">.Colorado</text:span></text:p>
          </table:table-cell>
          <table:table-cell table:style-name="ce17" office:value-type="float" office:value="5029196" calcext:value-type="float">
            <text:p>5,029,196</text:p>
          </table:table-cell>
          <table:table-cell table:style-name="ce17" office:value-type="float" office:value="5029324" calcext:value-type="float">
            <text:p>5,029,324</text:p>
          </table:table-cell>
          <table:table-cell table:style-name="ce17" office:value-type="float" office:value="5048644" calcext:value-type="float">
            <text:p>5,048,644</text:p>
          </table:table-cell>
          <table:table-cell table:style-name="ce17" office:value-type="float" office:value="5118360" calcext:value-type="float">
            <text:p>5,118,360</text:p>
          </table:table-cell>
          <table:table-cell table:style-name="ce17" office:value-type="float" office:value="5189867" calcext:value-type="float">
            <text:p>5,189,867</text:p>
          </table:table-cell>
          <table:table-cell table:style-name="ce17" office:value-type="float" office:value="5267603" calcext:value-type="float">
            <text:p>5,267,603</text:p>
          </table:table-cell>
          <table:table-cell table:style-name="ce17" office:value-type="float" office:value="5349648" calcext:value-type="float">
            <text:p>5,349,648</text:p>
          </table:table-cell>
          <table:table-cell table:style-name="ce17" office:value-type="float" office:value="5448819" calcext:value-type="float">
            <text:p>5,448,819</text:p>
          </table:table-cell>
          <table:table-cell table:style-name="ce17" office:value-type="float" office:value="5540545" calcext:value-type="float">
            <text:p>5,540,545</text:p>
          </table:table-cell>
          <table:table-cell table:number-columns-repeated="1014"/>
        </table:table-row>
        <table:table-row table:style-name="ro5">
          <table:table-cell table:style-name="ce7" office:value-type="string" calcext:value-type="string">
            <text:p><text:span text:style-name="T1">.Connecticut</text:span></text:p>
          </table:table-cell>
          <table:table-cell table:style-name="ce17" office:value-type="float" office:value="3574097" calcext:value-type="float">
            <text:p>3,574,097</text:p>
          </table:table-cell>
          <table:table-cell table:style-name="ce17" office:value-type="float" office:value="3574114" calcext:value-type="float">
            <text:p>3,574,114</text:p>
          </table:table-cell>
          <table:table-cell table:style-name="ce17" office:value-type="float" office:value="3579899" calcext:value-type="float">
            <text:p>3,579,899</text:p>
          </table:table-cell>
          <table:table-cell table:style-name="ce17" office:value-type="float" office:value="3589893" calcext:value-type="float">
            <text:p>3,589,893</text:p>
          </table:table-cell>
          <table:table-cell table:style-name="ce17" office:value-type="float" office:value="3593795" calcext:value-type="float">
            <text:p>3,593,795</text:p>
          </table:table-cell>
          <table:table-cell table:style-name="ce17" office:value-type="float" office:value="3596003" calcext:value-type="float">
            <text:p>3,596,003</text:p>
          </table:table-cell>
          <table:table-cell table:style-name="ce17" office:value-type="float" office:value="3591873" calcext:value-type="float">
            <text:p>3,591,873</text:p>
          </table:table-cell>
          <table:table-cell table:style-name="ce17" office:value-type="float" office:value="3584730" calcext:value-type="float">
            <text:p>3,584,730</text:p>
          </table:table-cell>
          <table:table-cell table:style-name="ce17" office:value-type="float" office:value="3576452" calcext:value-type="float">
            <text:p>3,576,452</text:p>
          </table:table-cell>
          <table:table-cell table:number-columns-repeated="1014"/>
        </table:table-row>
        <table:table-row table:style-name="ro5">
          <table:table-cell table:style-name="ce7" office:value-type="string" calcext:value-type="string">
            <text:p><text:span text:style-name="T1">.Delaware</text:span></text:p>
          </table:table-cell>
          <table:table-cell table:style-name="ce17" office:value-type="float" office:value="897934" calcext:value-type="float">
            <text:p>897,934</text:p>
          </table:table-cell>
          <table:table-cell table:style-name="ce17" office:value-type="float" office:value="897936" calcext:value-type="float">
            <text:p>897,936</text:p>
          </table:table-cell>
          <table:table-cell table:style-name="ce17" office:value-type="float" office:value="899816" calcext:value-type="float">
            <text:p>899,816</text:p>
          </table:table-cell>
          <table:table-cell table:style-name="ce17" office:value-type="float" office:value="907924" calcext:value-type="float">
            <text:p>907,924</text:p>
          </table:table-cell>
          <table:table-cell table:style-name="ce17" office:value-type="float" office:value="916993" calcext:value-type="float">
            <text:p>916,993</text:p>
          </table:table-cell>
          <table:table-cell table:style-name="ce17" office:value-type="float" office:value="925395" calcext:value-type="float">
            <text:p>925,395</text:p>
          </table:table-cell>
          <table:table-cell table:style-name="ce17" office:value-type="float" office:value="934948" calcext:value-type="float">
            <text:p>934,948</text:p>
          </table:table-cell>
          <table:table-cell table:style-name="ce17" office:value-type="float" office:value="944076" calcext:value-type="float">
            <text:p>944,076</text:p>
          </table:table-cell>
          <table:table-cell table:style-name="ce17" office:value-type="float" office:value="952065" calcext:value-type="float">
            <text:p>952,065</text:p>
          </table:table-cell>
          <table:table-cell table:number-columns-repeated="1014"/>
        </table:table-row>
        <table:table-row table:style-name="ro5">
          <table:table-cell table:style-name="ce7" office:value-type="string" calcext:value-type="string">
            <text:p><text:span text:style-name="T1">.District of Columbia</text:span></text:p>
          </table:table-cell>
          <table:table-cell table:style-name="ce17" office:value-type="float" office:value="601723" calcext:value-type="float">
            <text:p>601,723</text:p>
          </table:table-cell>
          <table:table-cell table:style-name="ce17" office:value-type="float" office:value="601766" calcext:value-type="float">
            <text:p>601,766</text:p>
          </table:table-cell>
          <table:table-cell table:style-name="ce17" office:value-type="float" office:value="605183" calcext:value-type="float">
            <text:p>605,183</text:p>
          </table:table-cell>
          <table:table-cell table:style-name="ce17" office:value-type="float" office:value="620477" calcext:value-type="float">
            <text:p>620,477</text:p>
          </table:table-cell>
          <table:table-cell table:style-name="ce17" office:value-type="float" office:value="635327" calcext:value-type="float">
            <text:p>635,327</text:p>
          </table:table-cell>
          <table:table-cell table:style-name="ce17" office:value-type="float" office:value="649165" calcext:value-type="float">
            <text:p>649,165</text:p>
          </table:table-cell>
          <table:table-cell table:style-name="ce17" office:value-type="float" office:value="659005" calcext:value-type="float">
            <text:p>659,005</text:p>
          </table:table-cell>
          <table:table-cell table:style-name="ce17" office:value-type="float" office:value="670377" calcext:value-type="float">
            <text:p>670,377</text:p>
          </table:table-cell>
          <table:table-cell table:style-name="ce17" office:value-type="float" office:value="681170" calcext:value-type="float">
            <text:p>681,170</text:p>
          </table:table-cell>
          <table:table-cell table:number-columns-repeated="1014"/>
        </table:table-row>
        <table:table-row table:style-name="ro5">
          <table:table-cell table:style-name="ce7" office:value-type="string" calcext:value-type="string">
            <text:p><text:span text:style-name="T1">.Florida</text:span></text:p>
          </table:table-cell>
          <table:table-cell table:style-name="ce17" office:value-type="float" office:value="18801310" calcext:value-type="float">
            <text:p>18,801,310</text:p>
          </table:table-cell>
          <table:table-cell table:style-name="ce17" office:value-type="float" office:value="18804592" calcext:value-type="float">
            <text:p>18,804,592</text:p>
          </table:table-cell>
          <table:table-cell table:style-name="ce17" office:value-type="float" office:value="18849098" calcext:value-type="float">
            <text:p>18,849,098</text:p>
          </table:table-cell>
          <table:table-cell table:style-name="ce17" office:value-type="float" office:value="19096952" calcext:value-type="float">
            <text:p>19,096,952</text:p>
          </table:table-cell>
          <table:table-cell table:style-name="ce17" office:value-type="float" office:value="19344156" calcext:value-type="float">
            <text:p>19,344,156</text:p>
          </table:table-cell>
          <table:table-cell table:style-name="ce17" office:value-type="float" office:value="19582022" calcext:value-type="float">
            <text:p>19,582,022</text:p>
          </table:table-cell>
          <table:table-cell table:style-name="ce17" office:value-type="float" office:value="19888741" calcext:value-type="float">
            <text:p>19,888,741</text:p>
          </table:table-cell>
          <table:table-cell table:style-name="ce17" office:value-type="float" office:value="20244914" calcext:value-type="float">
            <text:p>20,244,914</text:p>
          </table:table-cell>
          <table:table-cell table:style-name="ce17" office:value-type="float" office:value="20612439" calcext:value-type="float">
            <text:p>20,612,439</text:p>
          </table:table-cell>
          <table:table-cell table:number-columns-repeated="1014"/>
        </table:table-row>
        <table:table-row table:style-name="ro5">
          <table:table-cell table:style-name="ce7" office:value-type="string" calcext:value-type="string">
            <text:p><text:span text:style-name="T1">.Georgia</text:span></text:p>
          </table:table-cell>
          <table:table-cell table:style-name="ce17" office:value-type="float" office:value="9687653" calcext:value-type="float">
            <text:p>9,687,653</text:p>
          </table:table-cell>
          <table:table-cell table:style-name="ce17" office:value-type="float" office:value="9688680" calcext:value-type="float">
            <text:p>9,688,680</text:p>
          </table:table-cell>
          <table:table-cell table:style-name="ce17" office:value-type="float" office:value="9713521" calcext:value-type="float">
            <text:p>9,713,521</text:p>
          </table:table-cell>
          <table:table-cell table:style-name="ce17" office:value-type="float" office:value="9811610" calcext:value-type="float">
            <text:p>9,811,610</text:p>
          </table:table-cell>
          <table:table-cell table:style-name="ce17" office:value-type="float" office:value="9914668" calcext:value-type="float">
            <text:p>9,914,668</text:p>
          </table:table-cell>
          <table:table-cell table:style-name="ce17" office:value-type="float" office:value="9984938" calcext:value-type="float">
            <text:p>9,984,938</text:p>
          </table:table-cell>
          <table:table-cell table:style-name="ce17" office:value-type="float" office:value="10087231" calcext:value-type="float">
            <text:p>10,087,231</text:p>
          </table:table-cell>
          <table:table-cell table:style-name="ce17" office:value-type="float" office:value="10199398" calcext:value-type="float">
            <text:p>10,199,398</text:p>
          </table:table-cell>
          <table:table-cell table:style-name="ce17" office:value-type="float" office:value="10310371" calcext:value-type="float">
            <text:p>10,310,371</text:p>
          </table:table-cell>
          <table:table-cell table:number-columns-repeated="1014"/>
        </table:table-row>
        <table:table-row table:style-name="ro5">
          <table:table-cell table:style-name="ce7" office:value-type="string" calcext:value-type="string">
            <text:p><text:span text:style-name="T1">.Hawaii</text:span></text:p>
          </table:table-cell>
          <table:table-cell table:number-columns-repeated="2" table:style-name="ce17" office:value-type="float" office:value="1360301" calcext:value-type="float">
            <text:p>1,360,301</text:p>
          </table:table-cell>
          <table:table-cell table:style-name="ce17" office:value-type="float" office:value="1363945" calcext:value-type="float">
            <text:p>1,363,945</text:p>
          </table:table-cell>
          <table:table-cell table:style-name="ce17" office:value-type="float" office:value="1377864" calcext:value-type="float">
            <text:p>1,377,864</text:p>
          </table:table-cell>
          <table:table-cell table:style-name="ce17" office:value-type="float" office:value="1391820" calcext:value-type="float">
            <text:p>1,391,820</text:p>
          </table:table-cell>
          <table:table-cell table:style-name="ce17" office:value-type="float" office:value="1406481" calcext:value-type="float">
            <text:p>1,406,481</text:p>
          </table:table-cell>
          <table:table-cell table:style-name="ce17" office:value-type="float" office:value="1416349" calcext:value-type="float">
            <text:p>1,416,349</text:p>
          </table:table-cell>
          <table:table-cell table:style-name="ce17" office:value-type="float" office:value="1425157" calcext:value-type="float">
            <text:p>1,425,157</text:p>
          </table:table-cell>
          <table:table-cell table:style-name="ce17" office:value-type="float" office:value="1428557" calcext:value-type="float">
            <text:p>1,428,557</text:p>
          </table:table-cell>
          <table:table-cell table:number-columns-repeated="1014"/>
        </table:table-row>
        <table:table-row table:style-name="ro5">
          <table:table-cell table:style-name="ce7" office:value-type="string" calcext:value-type="string">
            <text:p><text:span text:style-name="T1">.Idaho</text:span></text:p>
          </table:table-cell>
          <table:table-cell table:style-name="ce17" office:value-type="float" office:value="1567582" calcext:value-type="float">
            <text:p>1,567,582</text:p>
          </table:table-cell>
          <table:table-cell table:style-name="ce17" office:value-type="float" office:value="1567650" calcext:value-type="float">
            <text:p>1,567,650</text:p>
          </table:table-cell>
          <table:table-cell table:style-name="ce17" office:value-type="float" office:value="1571010" calcext:value-type="float">
            <text:p>1,571,010</text:p>
          </table:table-cell>
          <table:table-cell table:style-name="ce17" office:value-type="float" office:value="1584143" calcext:value-type="float">
            <text:p>1,584,143</text:p>
          </table:table-cell>
          <table:table-cell table:style-name="ce17" office:value-type="float" office:value="1595911" calcext:value-type="float">
            <text:p>1,595,911</text:p>
          </table:table-cell>
          <table:table-cell table:style-name="ce17" office:value-type="float" office:value="1612011" calcext:value-type="float">
            <text:p>1,612,011</text:p>
          </table:table-cell>
          <table:table-cell table:style-name="ce17" office:value-type="float" office:value="1633532" calcext:value-type="float">
            <text:p>1,633,532</text:p>
          </table:table-cell>
          <table:table-cell table:style-name="ce17" office:value-type="float" office:value="1652828" calcext:value-type="float">
            <text:p>1,652,828</text:p>
          </table:table-cell>
          <table:table-cell table:style-name="ce17" office:value-type="float" office:value="1683140" calcext:value-type="float">
            <text:p>1,683,140</text:p>
          </table:table-cell>
          <table:table-cell table:number-columns-repeated="1014"/>
        </table:table-row>
        <table:table-row table:style-name="ro5">
          <table:table-cell table:style-name="ce7" office:value-type="string" calcext:value-type="string">
            <text:p><text:span text:style-name="T1">.Illinois</text:span></text:p>
          </table:table-cell>
          <table:table-cell table:style-name="ce17" office:value-type="float" office:value="12830632" calcext:value-type="float">
            <text:p>12,830,632</text:p>
          </table:table-cell>
          <table:table-cell table:style-name="ce17" office:value-type="float" office:value="12831574" calcext:value-type="float">
            <text:p>12,831,574</text:p>
          </table:table-cell>
          <table:table-cell table:style-name="ce17" office:value-type="float" office:value="12841578" calcext:value-type="float">
            <text:p>12,841,578</text:p>
          </table:table-cell>
          <table:table-cell table:style-name="ce17" office:value-type="float" office:value="12860012" calcext:value-type="float">
            <text:p>12,860,012</text:p>
          </table:table-cell>
          <table:table-cell table:style-name="ce17" office:value-type="float" office:value="12870798" calcext:value-type="float">
            <text:p>12,870,798</text:p>
          </table:table-cell>
          <table:table-cell table:style-name="ce17" office:value-type="float" office:value="12879505" calcext:value-type="float">
            <text:p>12,879,505</text:p>
          </table:table-cell>
          <table:table-cell table:style-name="ce17" office:value-type="float" office:value="12867544" calcext:value-type="float">
            <text:p>12,867,544</text:p>
          </table:table-cell>
          <table:table-cell table:style-name="ce17" office:value-type="float" office:value="12839047" calcext:value-type="float">
            <text:p>12,839,047</text:p>
          </table:table-cell>
          <table:table-cell table:style-name="ce17" office:value-type="float" office:value="12801539" calcext:value-type="float">
            <text:p>12,801,539</text:p>
          </table:table-cell>
          <table:table-cell table:number-columns-repeated="1014"/>
        </table:table-row>
        <table:table-row table:style-name="ro5">
          <table:table-cell table:style-name="ce7" office:value-type="string" calcext:value-type="string">
            <text:p><text:span text:style-name="T1">.Indiana</text:span></text:p>
          </table:table-cell>
          <table:table-cell table:style-name="ce17" office:value-type="float" office:value="6483802" calcext:value-type="float">
            <text:p>6,483,802</text:p>
          </table:table-cell>
          <table:table-cell table:style-name="ce17" office:value-type="float" office:value="6484136" calcext:value-type="float">
            <text:p>6,484,136</text:p>
          </table:table-cell>
          <table:table-cell table:style-name="ce17" office:value-type="float" office:value="6490528" calcext:value-type="float">
            <text:p>6,490,528</text:p>
          </table:table-cell>
          <table:table-cell table:style-name="ce17" office:value-type="float" office:value="6516480" calcext:value-type="float">
            <text:p>6,516,480</text:p>
          </table:table-cell>
          <table:table-cell table:style-name="ce17" office:value-type="float" office:value="6537743" calcext:value-type="float">
            <text:p>6,537,743</text:p>
          </table:table-cell>
          <table:table-cell table:style-name="ce17" office:value-type="float" office:value="6569102" calcext:value-type="float">
            <text:p>6,569,102</text:p>
          </table:table-cell>
          <table:table-cell table:style-name="ce17" office:value-type="float" office:value="6595233" calcext:value-type="float">
            <text:p>6,595,233</text:p>
          </table:table-cell>
          <table:table-cell table:style-name="ce17" office:value-type="float" office:value="6612768" calcext:value-type="float">
            <text:p>6,612,768</text:p>
          </table:table-cell>
          <table:table-cell table:style-name="ce17" office:value-type="float" office:value="6633053" calcext:value-type="float">
            <text:p>6,633,053</text:p>
          </table:table-cell>
          <table:table-cell table:number-columns-repeated="1014"/>
        </table:table-row>
        <table:table-row table:style-name="ro5">
          <table:table-cell table:style-name="ce7" office:value-type="string" calcext:value-type="string">
            <text:p><text:span text:style-name="T1">.Iowa</text:span></text:p>
          </table:table-cell>
          <table:table-cell table:style-name="ce17" office:value-type="float" office:value="3046355" calcext:value-type="float">
            <text:p>3,046,355</text:p>
          </table:table-cell>
          <table:table-cell table:style-name="ce17" office:value-type="float" office:value="3046869" calcext:value-type="float">
            <text:p>3,046,869</text:p>
          </table:table-cell>
          <table:table-cell table:style-name="ce17" office:value-type="float" office:value="3050738" calcext:value-type="float">
            <text:p>3,050,738</text:p>
          </table:table-cell>
          <table:table-cell table:style-name="ce17" office:value-type="float" office:value="3065223" calcext:value-type="float">
            <text:p>3,065,223</text:p>
          </table:table-cell>
          <table:table-cell table:style-name="ce17" office:value-type="float" office:value="3076310" calcext:value-type="float">
            <text:p>3,076,310</text:p>
          </table:table-cell>
          <table:table-cell table:style-name="ce17" office:value-type="float" office:value="3091930" calcext:value-type="float">
            <text:p>3,091,930</text:p>
          </table:table-cell>
          <table:table-cell table:style-name="ce17" office:value-type="float" office:value="3108030" calcext:value-type="float">
            <text:p>3,108,030</text:p>
          </table:table-cell>
          <table:table-cell table:style-name="ce17" office:value-type="float" office:value="3121997" calcext:value-type="float">
            <text:p>3,121,997</text:p>
          </table:table-cell>
          <table:table-cell table:style-name="ce17" office:value-type="float" office:value="3134693" calcext:value-type="float">
            <text:p>3,134,693</text:p>
          </table:table-cell>
          <table:table-cell table:number-columns-repeated="1014"/>
        </table:table-row>
        <table:table-row table:style-name="ro5">
          <table:table-cell table:style-name="ce7" office:value-type="string" calcext:value-type="string">
            <text:p><text:span text:style-name="T1">.Kansas</text:span></text:p>
          </table:table-cell>
          <table:table-cell table:style-name="ce17" office:value-type="float" office:value="2853118" calcext:value-type="float">
            <text:p>2,853,118</text:p>
          </table:table-cell>
          <table:table-cell table:style-name="ce17" office:value-type="float" office:value="2853129" calcext:value-type="float">
            <text:p>2,853,129</text:p>
          </table:table-cell>
          <table:table-cell table:style-name="ce17" office:value-type="float" office:value="2858850" calcext:value-type="float">
            <text:p>2,858,850</text:p>
          </table:table-cell>
          <table:table-cell table:style-name="ce17" office:value-type="float" office:value="2869503" calcext:value-type="float">
            <text:p>2,869,503</text:p>
          </table:table-cell>
          <table:table-cell table:style-name="ce17" office:value-type="float" office:value="2885262" calcext:value-type="float">
            <text:p>2,885,262</text:p>
          </table:table-cell>
          <table:table-cell table:style-name="ce17" office:value-type="float" office:value="2892821" calcext:value-type="float">
            <text:p>2,892,821</text:p>
          </table:table-cell>
          <table:table-cell table:style-name="ce17" office:value-type="float" office:value="2899360" calcext:value-type="float">
            <text:p>2,899,360</text:p>
          </table:table-cell>
          <table:table-cell table:style-name="ce17" office:value-type="float" office:value="2906721" calcext:value-type="float">
            <text:p>2,906,721</text:p>
          </table:table-cell>
          <table:table-cell table:style-name="ce17" office:value-type="float" office:value="2907289" calcext:value-type="float">
            <text:p>2,907,289</text:p>
          </table:table-cell>
          <table:table-cell table:number-columns-repeated="1014"/>
        </table:table-row>
        <table:table-row table:style-name="ro5">
          <table:table-cell table:style-name="ce7" office:value-type="string" calcext:value-type="string">
            <text:p><text:span text:style-name="T1">.Kentucky</text:span></text:p>
          </table:table-cell>
          <table:table-cell table:style-name="ce17" office:value-type="float" office:value="4339367" calcext:value-type="float">
            <text:p>4,339,367</text:p>
          </table:table-cell>
          <table:table-cell table:style-name="ce17" office:value-type="float" office:value="4339344" calcext:value-type="float">
            <text:p>4,339,344</text:p>
          </table:table-cell>
          <table:table-cell table:style-name="ce17" office:value-type="float" office:value="4348662" calcext:value-type="float">
            <text:p>4,348,662</text:p>
          </table:table-cell>
          <table:table-cell table:style-name="ce17" office:value-type="float" office:value="4369354" calcext:value-type="float">
            <text:p>4,369,354</text:p>
          </table:table-cell>
          <table:table-cell table:style-name="ce17" office:value-type="float" office:value="4384799" calcext:value-type="float">
            <text:p>4,384,799</text:p>
          </table:table-cell>
          <table:table-cell table:style-name="ce17" office:value-type="float" office:value="4400477" calcext:value-type="float">
            <text:p>4,400,477</text:p>
          </table:table-cell>
          <table:table-cell table:style-name="ce17" office:value-type="float" office:value="4413057" calcext:value-type="float">
            <text:p>4,413,057</text:p>
          </table:table-cell>
          <table:table-cell table:style-name="ce17" office:value-type="float" office:value="4424611" calcext:value-type="float">
            <text:p>4,424,611</text:p>
          </table:table-cell>
          <table:table-cell table:style-name="ce17" office:value-type="float" office:value="4436974" calcext:value-type="float">
            <text:p>4,436,974</text:p>
          </table:table-cell>
          <table:table-cell table:number-columns-repeated="1014"/>
        </table:table-row>
        <table:table-row table:style-name="ro5">
          <table:table-cell table:style-name="ce7" office:value-type="string" calcext:value-type="string">
            <text:p><text:span text:style-name="T1">.Louisiana</text:span></text:p>
          </table:table-cell>
          <table:table-cell table:style-name="ce17" office:value-type="float" office:value="4533372" calcext:value-type="float">
            <text:p>4,533,372</text:p>
          </table:table-cell>
          <table:table-cell table:style-name="ce17" office:value-type="float" office:value="4533479" calcext:value-type="float">
            <text:p>4,533,479</text:p>
          </table:table-cell>
          <table:table-cell table:style-name="ce17" office:value-type="float" office:value="4544996" calcext:value-type="float">
            <text:p>4,544,996</text:p>
          </table:table-cell>
          <table:table-cell table:style-name="ce17" office:value-type="float" office:value="4575404" calcext:value-type="float">
            <text:p>4,575,404</text:p>
          </table:table-cell>
          <table:table-cell table:style-name="ce17" office:value-type="float" office:value="4603429" calcext:value-type="float">
            <text:p>4,603,429</text:p>
          </table:table-cell>
          <table:table-cell table:style-name="ce17" office:value-type="float" office:value="4626402" calcext:value-type="float">
            <text:p>4,626,402</text:p>
          </table:table-cell>
          <table:table-cell table:style-name="ce17" office:value-type="float" office:value="4647880" calcext:value-type="float">
            <text:p>4,647,880</text:p>
          </table:table-cell>
          <table:table-cell table:style-name="ce17" office:value-type="float" office:value="4668960" calcext:value-type="float">
            <text:p>4,668,960</text:p>
          </table:table-cell>
          <table:table-cell table:style-name="ce17" office:value-type="float" office:value="4681666" calcext:value-type="float">
            <text:p>4,681,666</text:p>
          </table:table-cell>
          <table:table-cell table:number-columns-repeated="1014"/>
        </table:table-row>
        <table:table-row table:style-name="ro5">
          <table:table-cell table:style-name="ce7" office:value-type="string" calcext:value-type="string">
            <text:p><text:span text:style-name="T1">.Maine</text:span></text:p>
          </table:table-cell>
          <table:table-cell table:style-name="ce17" office:value-type="float" office:value="1328361" calcext:value-type="float">
            <text:p>1,328,361</text:p>
          </table:table-cell>
          <table:table-cell table:style-name="ce17" office:value-type="float" office:value="1328364" calcext:value-type="float">
            <text:p>1,328,364</text:p>
          </table:table-cell>
          <table:table-cell table:style-name="ce17" office:value-type="float" office:value="1327730" calcext:value-type="float">
            <text:p>1,327,730</text:p>
          </table:table-cell>
          <table:table-cell table:style-name="ce17" office:value-type="float" office:value="1328231" calcext:value-type="float">
            <text:p>1,328,231</text:p>
          </table:table-cell>
          <table:table-cell table:style-name="ce17" office:value-type="float" office:value="1328895" calcext:value-type="float">
            <text:p>1,328,895</text:p>
          </table:table-cell>
          <table:table-cell table:style-name="ce17" office:value-type="float" office:value="1329076" calcext:value-type="float">
            <text:p>1,329,076</text:p>
          </table:table-cell>
          <table:table-cell table:style-name="ce17" office:value-type="float" office:value="1330719" calcext:value-type="float">
            <text:p>1,330,719</text:p>
          </table:table-cell>
          <table:table-cell table:style-name="ce17" office:value-type="float" office:value="1329453" calcext:value-type="float">
            <text:p>1,329,453</text:p>
          </table:table-cell>
          <table:table-cell table:style-name="ce17" office:value-type="float" office:value="1331479" calcext:value-type="float">
            <text:p>1,331,479</text:p>
          </table:table-cell>
          <table:table-cell table:number-columns-repeated="1014"/>
        </table:table-row>
        <table:table-row table:style-name="ro5">
          <table:table-cell table:style-name="ce7" office:value-type="string" calcext:value-type="string">
            <text:p><text:span text:style-name="T1">.Maryland</text:span></text:p>
          </table:table-cell>
          <table:table-cell table:style-name="ce17" office:value-type="float" office:value="5773552" calcext:value-type="float">
            <text:p>5,773,552</text:p>
          </table:table-cell>
          <table:table-cell table:style-name="ce17" office:value-type="float" office:value="5773786" calcext:value-type="float">
            <text:p>5,773,786</text:p>
          </table:table-cell>
          <table:table-cell table:style-name="ce17" office:value-type="float" office:value="5788584" calcext:value-type="float">
            <text:p>5,788,584</text:p>
          </table:table-cell>
          <table:table-cell table:style-name="ce17" office:value-type="float" office:value="5843603" calcext:value-type="float">
            <text:p>5,843,603</text:p>
          </table:table-cell>
          <table:table-cell table:style-name="ce17" office:value-type="float" office:value="5889651" calcext:value-type="float">
            <text:p>5,889,651</text:p>
          </table:table-cell>
          <table:table-cell table:style-name="ce17" office:value-type="float" office:value="5931129" calcext:value-type="float">
            <text:p>5,931,129</text:p>
          </table:table-cell>
          <table:table-cell table:style-name="ce17" office:value-type="float" office:value="5967295" calcext:value-type="float">
            <text:p>5,967,295</text:p>
          </table:table-cell>
          <table:table-cell table:style-name="ce17" office:value-type="float" office:value="5994983" calcext:value-type="float">
            <text:p>5,994,983</text:p>
          </table:table-cell>
          <table:table-cell table:style-name="ce17" office:value-type="float" office:value="6016447" calcext:value-type="float">
            <text:p>6,016,447</text:p>
          </table:table-cell>
          <table:table-cell table:number-columns-repeated="1014"/>
        </table:table-row>
        <table:table-row table:style-name="ro5">
          <table:table-cell table:style-name="ce7" office:value-type="string" calcext:value-type="string">
            <text:p><text:span text:style-name="T1">.Massachusetts</text:span></text:p>
          </table:table-cell>
          <table:table-cell table:style-name="ce17" office:value-type="float" office:value="6547629" calcext:value-type="float">
            <text:p>6,547,629</text:p>
          </table:table-cell>
          <table:table-cell table:style-name="ce17" office:value-type="float" office:value="6547813" calcext:value-type="float">
            <text:p>6,547,813</text:p>
          </table:table-cell>
          <table:table-cell table:style-name="ce17" office:value-type="float" office:value="6565524" calcext:value-type="float">
            <text:p>6,565,524</text:p>
          </table:table-cell>
          <table:table-cell table:style-name="ce17" office:value-type="float" office:value="6611923" calcext:value-type="float">
            <text:p>6,611,923</text:p>
          </table:table-cell>
          <table:table-cell table:style-name="ce17" office:value-type="float" office:value="6658008" calcext:value-type="float">
            <text:p>6,658,008</text:p>
          </table:table-cell>
          <table:table-cell table:style-name="ce17" office:value-type="float" office:value="6706786" calcext:value-type="float">
            <text:p>6,706,786</text:p>
          </table:table-cell>
          <table:table-cell table:style-name="ce17" office:value-type="float" office:value="6749911" calcext:value-type="float">
            <text:p>6,749,911</text:p>
          </table:table-cell>
          <table:table-cell table:style-name="ce17" office:value-type="float" office:value="6784240" calcext:value-type="float">
            <text:p>6,784,240</text:p>
          </table:table-cell>
          <table:table-cell table:style-name="ce17" office:value-type="float" office:value="6811779" calcext:value-type="float">
            <text:p>6,811,779</text:p>
          </table:table-cell>
          <table:table-cell table:number-columns-repeated="1014"/>
        </table:table-row>
        <table:table-row table:style-name="ro5">
          <table:table-cell table:style-name="ce7" office:value-type="string" calcext:value-type="string">
            <text:p><text:span text:style-name="T1">.Michigan</text:span></text:p>
          </table:table-cell>
          <table:table-cell table:style-name="ce17" office:value-type="float" office:value="9883640" calcext:value-type="float">
            <text:p>9,883,640</text:p>
          </table:table-cell>
          <table:table-cell table:style-name="ce17" office:value-type="float" office:value="9884129" calcext:value-type="float">
            <text:p>9,884,129</text:p>
          </table:table-cell>
          <table:table-cell table:style-name="ce17" office:value-type="float" office:value="9877495" calcext:value-type="float">
            <text:p>9,877,495</text:p>
          </table:table-cell>
          <table:table-cell table:style-name="ce17" office:value-type="float" office:value="9876213" calcext:value-type="float">
            <text:p>9,876,213</text:p>
          </table:table-cell>
          <table:table-cell table:style-name="ce17" office:value-type="float" office:value="9887238" calcext:value-type="float">
            <text:p>9,887,238</text:p>
          </table:table-cell>
          <table:table-cell table:style-name="ce17" office:value-type="float" office:value="9898982" calcext:value-type="float">
            <text:p>9,898,982</text:p>
          </table:table-cell>
          <table:table-cell table:style-name="ce17" office:value-type="float" office:value="9915767" calcext:value-type="float">
            <text:p>9,915,767</text:p>
          </table:table-cell>
          <table:table-cell table:style-name="ce17" office:value-type="float" office:value="9917715" calcext:value-type="float">
            <text:p>9,917,715</text:p>
          </table:table-cell>
          <table:table-cell table:style-name="ce17" office:value-type="float" office:value="9928300" calcext:value-type="float">
            <text:p>9,928,300</text:p>
          </table:table-cell>
          <table:table-cell table:number-columns-repeated="1014"/>
        </table:table-row>
        <table:table-row table:style-name="ro5">
          <table:table-cell table:style-name="ce7" office:value-type="string" calcext:value-type="string">
            <text:p><text:span text:style-name="T1">.Minnesota</text:span></text:p>
          </table:table-cell>
          <table:table-cell table:style-name="ce17" office:value-type="float" office:value="5303925" calcext:value-type="float">
            <text:p>5,303,925</text:p>
          </table:table-cell>
          <table:table-cell table:style-name="ce17" office:value-type="float" office:value="5303924" calcext:value-type="float">
            <text:p>5,303,924</text:p>
          </table:table-cell>
          <table:table-cell table:style-name="ce17" office:value-type="float" office:value="5311147" calcext:value-type="float">
            <text:p>5,311,147</text:p>
          </table:table-cell>
          <table:table-cell table:style-name="ce17" office:value-type="float" office:value="5348562" calcext:value-type="float">
            <text:p>5,348,562</text:p>
          </table:table-cell>
          <table:table-cell table:style-name="ce17" office:value-type="float" office:value="5380285" calcext:value-type="float">
            <text:p>5,380,285</text:p>
          </table:table-cell>
          <table:table-cell table:style-name="ce17" office:value-type="float" office:value="5418521" calcext:value-type="float">
            <text:p>5,418,521</text:p>
          </table:table-cell>
          <table:table-cell table:style-name="ce17" office:value-type="float" office:value="5453109" calcext:value-type="float">
            <text:p>5,453,109</text:p>
          </table:table-cell>
          <table:table-cell table:style-name="ce17" office:value-type="float" office:value="5482435" calcext:value-type="float">
            <text:p>5,482,435</text:p>
          </table:table-cell>
          <table:table-cell table:style-name="ce17" office:value-type="float" office:value="5519952" calcext:value-type="float">
            <text:p>5,519,952</text:p>
          </table:table-cell>
          <table:table-cell table:number-columns-repeated="1014"/>
        </table:table-row>
        <table:table-row table:style-name="ro5">
          <table:table-cell table:style-name="ce7" office:value-type="string" calcext:value-type="string">
            <text:p><text:span text:style-name="T1">.Mississippi</text:span></text:p>
          </table:table-cell>
          <table:table-cell table:style-name="ce17" office:value-type="float" office:value="2967297" calcext:value-type="float">
            <text:p>2,967,297</text:p>
          </table:table-cell>
          <table:table-cell table:style-name="ce17" office:value-type="float" office:value="2968103" calcext:value-type="float">
            <text:p>2,968,103</text:p>
          </table:table-cell>
          <table:table-cell table:style-name="ce17" office:value-type="float" office:value="2970322" calcext:value-type="float">
            <text:p>2,970,322</text:p>
          </table:table-cell>
          <table:table-cell table:style-name="ce17" office:value-type="float" office:value="2978162" calcext:value-type="float">
            <text:p>2,978,162</text:p>
          </table:table-cell>
          <table:table-cell table:style-name="ce17" office:value-type="float" office:value="2984945" calcext:value-type="float">
            <text:p>2,984,945</text:p>
          </table:table-cell>
          <table:table-cell table:style-name="ce17" office:value-type="float" office:value="2990482" calcext:value-type="float">
            <text:p>2,990,482</text:p>
          </table:table-cell>
          <table:table-cell table:style-name="ce17" office:value-type="float" office:value="2992400" calcext:value-type="float">
            <text:p>2,992,400</text:p>
          </table:table-cell>
          <table:table-cell table:style-name="ce17" office:value-type="float" office:value="2989390" calcext:value-type="float">
            <text:p>2,989,390</text:p>
          </table:table-cell>
          <table:table-cell table:style-name="ce17" office:value-type="float" office:value="2988726" calcext:value-type="float">
            <text:p>2,988,726</text:p>
          </table:table-cell>
          <table:table-cell table:number-columns-repeated="1014"/>
        </table:table-row>
        <table:table-row table:style-name="ro5">
          <table:table-cell table:style-name="ce7" office:value-type="string" calcext:value-type="string">
            <text:p><text:span text:style-name="T1">.Missouri</text:span></text:p>
          </table:table-cell>
          <table:table-cell table:style-name="ce17" office:value-type="float" office:value="5988927" calcext:value-type="float">
            <text:p>5,988,927</text:p>
          </table:table-cell>
          <table:table-cell table:style-name="ce17" office:value-type="float" office:value="5988928" calcext:value-type="float">
            <text:p>5,988,928</text:p>
          </table:table-cell>
          <table:table-cell table:style-name="ce17" office:value-type="float" office:value="5996118" calcext:value-type="float">
            <text:p>5,996,118</text:p>
          </table:table-cell>
          <table:table-cell table:style-name="ce17" office:value-type="float" office:value="6010717" calcext:value-type="float">
            <text:p>6,010,717</text:p>
          </table:table-cell>
          <table:table-cell table:style-name="ce17" office:value-type="float" office:value="6025415" calcext:value-type="float">
            <text:p>6,025,415</text:p>
          </table:table-cell>
          <table:table-cell table:style-name="ce17" office:value-type="float" office:value="6042711" calcext:value-type="float">
            <text:p>6,042,711</text:p>
          </table:table-cell>
          <table:table-cell table:style-name="ce17" office:value-type="float" office:value="6060930" calcext:value-type="float">
            <text:p>6,060,930</text:p>
          </table:table-cell>
          <table:table-cell table:style-name="ce17" office:value-type="float" office:value="6076204" calcext:value-type="float">
            <text:p>6,076,204</text:p>
          </table:table-cell>
          <table:table-cell table:style-name="ce17" office:value-type="float" office:value="6093000" calcext:value-type="float">
            <text:p>6,093,000</text:p>
          </table:table-cell>
          <table:table-cell table:number-columns-repeated="1014"/>
        </table:table-row>
        <table:table-row table:style-name="ro5">
          <table:table-cell table:style-name="ce7" office:value-type="string" calcext:value-type="string">
            <text:p><text:span text:style-name="T1">.Montana</text:span></text:p>
          </table:table-cell>
          <table:table-cell table:style-name="ce17" office:value-type="float" office:value="989415" calcext:value-type="float">
            <text:p>989,415</text:p>
          </table:table-cell>
          <table:table-cell table:style-name="ce17" office:value-type="float" office:value="989414" calcext:value-type="float">
            <text:p>989,414</text:p>
          </table:table-cell>
          <table:table-cell table:style-name="ce17" office:value-type="float" office:value="990641" calcext:value-type="float">
            <text:p>990,641</text:p>
          </table:table-cell>
          <table:table-cell table:style-name="ce17" office:value-type="float" office:value="997821" calcext:value-type="float">
            <text:p>997,821</text:p>
          </table:table-cell>
          <table:table-cell table:style-name="ce17" office:value-type="float" office:value="1005196" calcext:value-type="float">
            <text:p>1,005,196</text:p>
          </table:table-cell>
          <table:table-cell table:style-name="ce17" office:value-type="float" office:value="1014314" calcext:value-type="float">
            <text:p>1,014,314</text:p>
          </table:table-cell>
          <table:table-cell table:style-name="ce17" office:value-type="float" office:value="1022867" calcext:value-type="float">
            <text:p>1,022,867</text:p>
          </table:table-cell>
          <table:table-cell table:style-name="ce17" office:value-type="float" office:value="1032073" calcext:value-type="float">
            <text:p>1,032,073</text:p>
          </table:table-cell>
          <table:table-cell table:style-name="ce17" office:value-type="float" office:value="1042520" calcext:value-type="float">
            <text:p>1,042,520</text:p>
          </table:table-cell>
          <table:table-cell table:number-columns-repeated="1014"/>
        </table:table-row>
        <table:table-row table:style-name="ro5">
          <table:table-cell table:style-name="ce7" office:value-type="string" calcext:value-type="string">
            <text:p><text:span text:style-name="T1">.Nebraska</text:span></text:p>
          </table:table-cell>
          <table:table-cell table:style-name="ce17" office:value-type="float" office:value="1826341" calcext:value-type="float">
            <text:p>1,826,341</text:p>
          </table:table-cell>
          <table:table-cell table:style-name="ce17" office:value-type="float" office:value="1826334" calcext:value-type="float">
            <text:p>1,826,334</text:p>
          </table:table-cell>
          <table:table-cell table:style-name="ce17" office:value-type="float" office:value="1830051" calcext:value-type="float">
            <text:p>1,830,051</text:p>
          </table:table-cell>
          <table:table-cell table:style-name="ce17" office:value-type="float" office:value="1842283" calcext:value-type="float">
            <text:p>1,842,283</text:p>
          </table:table-cell>
          <table:table-cell table:style-name="ce17" office:value-type="float" office:value="1855725" calcext:value-type="float">
            <text:p>1,855,725</text:p>
          </table:table-cell>
          <table:table-cell table:style-name="ce17" office:value-type="float" office:value="1868559" calcext:value-type="float">
            <text:p>1,868,559</text:p>
          </table:table-cell>
          <table:table-cell table:style-name="ce17" office:value-type="float" office:value="1881145" calcext:value-type="float">
            <text:p>1,881,145</text:p>
          </table:table-cell>
          <table:table-cell table:style-name="ce17" office:value-type="float" office:value="1893765" calcext:value-type="float">
            <text:p>1,893,765</text:p>
          </table:table-cell>
          <table:table-cell table:style-name="ce17" office:value-type="float" office:value="1907116" calcext:value-type="float">
            <text:p>1,907,116</text:p>
          </table:table-cell>
          <table:table-cell table:number-columns-repeated="1014"/>
        </table:table-row>
        <table:table-row table:style-name="ro5">
          <table:table-cell table:style-name="ce7" office:value-type="string" calcext:value-type="string">
            <text:p><text:span text:style-name="T1">.Nevada</text:span></text:p>
          </table:table-cell>
          <table:table-cell table:style-name="ce17" office:value-type="float" office:value="2700551" calcext:value-type="float">
            <text:p>2,700,551</text:p>
          </table:table-cell>
          <table:table-cell table:style-name="ce17" office:value-type="float" office:value="2700691" calcext:value-type="float">
            <text:p>2,700,691</text:p>
          </table:table-cell>
          <table:table-cell table:style-name="ce17" office:value-type="float" office:value="2703284" calcext:value-type="float">
            <text:p>2,703,284</text:p>
          </table:table-cell>
          <table:table-cell table:style-name="ce17" office:value-type="float" office:value="2718379" calcext:value-type="float">
            <text:p>2,718,379</text:p>
          </table:table-cell>
          <table:table-cell table:style-name="ce17" office:value-type="float" office:value="2752565" calcext:value-type="float">
            <text:p>2,752,565</text:p>
          </table:table-cell>
          <table:table-cell table:style-name="ce17" office:value-type="float" office:value="2786464" calcext:value-type="float">
            <text:p>2,786,464</text:p>
          </table:table-cell>
          <table:table-cell table:style-name="ce17" office:value-type="float" office:value="2833013" calcext:value-type="float">
            <text:p>2,833,013</text:p>
          </table:table-cell>
          <table:table-cell table:style-name="ce17" office:value-type="float" office:value="2883758" calcext:value-type="float">
            <text:p>2,883,758</text:p>
          </table:table-cell>
          <table:table-cell table:style-name="ce17" office:value-type="float" office:value="2940058" calcext:value-type="float">
            <text:p>2,940,058</text:p>
          </table:table-cell>
          <table:table-cell table:number-columns-repeated="1014"/>
        </table:table-row>
        <table:table-row table:style-name="ro5">
          <table:table-cell table:style-name="ce7" office:value-type="string" calcext:value-type="string">
            <text:p><text:span text:style-name="T1">.New Hampshire</text:span></text:p>
          </table:table-cell>
          <table:table-cell table:style-name="ce17" office:value-type="float" office:value="1316470" calcext:value-type="float">
            <text:p>1,316,470</text:p>
          </table:table-cell>
          <table:table-cell table:style-name="ce17" office:value-type="float" office:value="1316461" calcext:value-type="float">
            <text:p>1,316,461</text:p>
          </table:table-cell>
          <table:table-cell table:style-name="ce17" office:value-type="float" office:value="1316872" calcext:value-type="float">
            <text:p>1,316,872</text:p>
          </table:table-cell>
          <table:table-cell table:style-name="ce17" office:value-type="float" office:value="1318473" calcext:value-type="float">
            <text:p>1,318,473</text:p>
          </table:table-cell>
          <table:table-cell table:style-name="ce17" office:value-type="float" office:value="1321182" calcext:value-type="float">
            <text:p>1,321,182</text:p>
          </table:table-cell>
          <table:table-cell table:style-name="ce17" office:value-type="float" office:value="1322687" calcext:value-type="float">
            <text:p>1,322,687</text:p>
          </table:table-cell>
          <table:table-cell table:style-name="ce17" office:value-type="float" office:value="1328743" calcext:value-type="float">
            <text:p>1,328,743</text:p>
          </table:table-cell>
          <table:table-cell table:style-name="ce17" office:value-type="float" office:value="1330111" calcext:value-type="float">
            <text:p>1,330,111</text:p>
          </table:table-cell>
          <table:table-cell table:style-name="ce17" office:value-type="float" office:value="1334795" calcext:value-type="float">
            <text:p>1,334,795</text:p>
          </table:table-cell>
          <table:table-cell table:number-columns-repeated="1014"/>
        </table:table-row>
        <table:table-row table:style-name="ro5">
          <table:table-cell table:style-name="ce7" office:value-type="string" calcext:value-type="string">
            <text:p><text:span text:style-name="T1">.New Jersey</text:span></text:p>
          </table:table-cell>
          <table:table-cell table:style-name="ce17" office:value-type="float" office:value="8791894" calcext:value-type="float">
            <text:p>8,791,894</text:p>
          </table:table-cell>
          <table:table-cell table:style-name="ce17" office:value-type="float" office:value="8791953" calcext:value-type="float">
            <text:p>8,791,953</text:p>
          </table:table-cell>
          <table:table-cell table:style-name="ce17" office:value-type="float" office:value="8803729" calcext:value-type="float">
            <text:p>8,803,729</text:p>
          </table:table-cell>
          <table:table-cell table:style-name="ce17" office:value-type="float" office:value="8841243" calcext:value-type="float">
            <text:p>8,841,243</text:p>
          </table:table-cell>
          <table:table-cell table:style-name="ce17" office:value-type="float" office:value="8873211" calcext:value-type="float">
            <text:p>8,873,211</text:p>
          </table:table-cell>
          <table:table-cell table:style-name="ce17" office:value-type="float" office:value="8899162" calcext:value-type="float">
            <text:p>8,899,162</text:p>
          </table:table-cell>
          <table:table-cell table:style-name="ce17" office:value-type="float" office:value="8925001" calcext:value-type="float">
            <text:p>8,925,001</text:p>
          </table:table-cell>
          <table:table-cell table:style-name="ce17" office:value-type="float" office:value="8935421" calcext:value-type="float">
            <text:p>8,935,421</text:p>
          </table:table-cell>
          <table:table-cell table:style-name="ce17" office:value-type="float" office:value="8944469" calcext:value-type="float">
            <text:p>8,944,469</text:p>
          </table:table-cell>
          <table:table-cell table:number-columns-repeated="1014"/>
        </table:table-row>
        <table:table-row table:style-name="ro5">
          <table:table-cell table:style-name="ce7" office:value-type="string" calcext:value-type="string">
            <text:p><text:span text:style-name="T1">.New Mexico</text:span></text:p>
          </table:table-cell>
          <table:table-cell table:style-name="ce17" office:value-type="float" office:value="2059179" calcext:value-type="float">
            <text:p>2,059,179</text:p>
          </table:table-cell>
          <table:table-cell table:style-name="ce17" office:value-type="float" office:value="2059198" calcext:value-type="float">
            <text:p>2,059,198</text:p>
          </table:table-cell>
          <table:table-cell table:style-name="ce17" office:value-type="float" office:value="2064756" calcext:value-type="float">
            <text:p>2,064,756</text:p>
          </table:table-cell>
          <table:table-cell table:style-name="ce17" office:value-type="float" office:value="2077756" calcext:value-type="float">
            <text:p>2,077,756</text:p>
          </table:table-cell>
          <table:table-cell table:style-name="ce17" office:value-type="float" office:value="2083784" calcext:value-type="float">
            <text:p>2,083,784</text:p>
          </table:table-cell>
          <table:table-cell table:style-name="ce17" office:value-type="float" office:value="2085193" calcext:value-type="float">
            <text:p>2,085,193</text:p>
          </table:table-cell>
          <table:table-cell table:style-name="ce17" office:value-type="float" office:value="2083024" calcext:value-type="float">
            <text:p>2,083,024</text:p>
          </table:table-cell>
          <table:table-cell table:style-name="ce17" office:value-type="float" office:value="2080328" calcext:value-type="float">
            <text:p>2,080,328</text:p>
          </table:table-cell>
          <table:table-cell table:style-name="ce17" office:value-type="float" office:value="2081015" calcext:value-type="float">
            <text:p>2,081,015</text:p>
          </table:table-cell>
          <table:table-cell table:number-columns-repeated="1014"/>
        </table:table-row>
        <table:table-row table:style-name="ro5">
          <table:table-cell table:style-name="ce7" office:value-type="string" calcext:value-type="string">
            <text:p><text:span text:style-name="T1">.New York</text:span></text:p>
          </table:table-cell>
          <table:table-cell table:style-name="ce17" office:value-type="float" office:value="19378102" calcext:value-type="float">
            <text:p>19,378,102</text:p>
          </table:table-cell>
          <table:table-cell table:style-name="ce17" office:value-type="float" office:value="19378110" calcext:value-type="float">
            <text:p>19,378,110</text:p>
          </table:table-cell>
          <table:table-cell table:style-name="ce17" office:value-type="float" office:value="19402640" calcext:value-type="float">
            <text:p>19,402,640</text:p>
          </table:table-cell>
          <table:table-cell table:style-name="ce17" office:value-type="float" office:value="19519529" calcext:value-type="float">
            <text:p>19,519,529</text:p>
          </table:table-cell>
          <table:table-cell table:style-name="ce17" office:value-type="float" office:value="19602769" calcext:value-type="float">
            <text:p>19,602,769</text:p>
          </table:table-cell>
          <table:table-cell table:style-name="ce17" office:value-type="float" office:value="19673546" calcext:value-type="float">
            <text:p>19,673,546</text:p>
          </table:table-cell>
          <table:table-cell table:style-name="ce17" office:value-type="float" office:value="19718515" calcext:value-type="float">
            <text:p>19,718,515</text:p>
          </table:table-cell>
          <table:table-cell table:style-name="ce17" office:value-type="float" office:value="19747183" calcext:value-type="float">
            <text:p>19,747,183</text:p>
          </table:table-cell>
          <table:table-cell table:style-name="ce17" office:value-type="float" office:value="19745289" calcext:value-type="float">
            <text:p>19,745,289</text:p>
          </table:table-cell>
          <table:table-cell table:number-columns-repeated="1014"/>
        </table:table-row>
        <table:table-row table:style-name="ro5">
          <table:table-cell table:style-name="ce7" office:value-type="string" calcext:value-type="string">
            <text:p><text:span text:style-name="T1">.North Carolina</text:span></text:p>
          </table:table-cell>
          <table:table-cell table:style-name="ce17" office:value-type="float" office:value="9535483" calcext:value-type="float">
            <text:p>9,535,483</text:p>
          </table:table-cell>
          <table:table-cell table:style-name="ce17" office:value-type="float" office:value="9535688" calcext:value-type="float">
            <text:p>9,535,688</text:p>
          </table:table-cell>
          <table:table-cell table:style-name="ce17" office:value-type="float" office:value="9558915" calcext:value-type="float">
            <text:p>9,558,915</text:p>
          </table:table-cell>
          <table:table-cell table:style-name="ce17" office:value-type="float" office:value="9650963" calcext:value-type="float">
            <text:p>9,650,963</text:p>
          </table:table-cell>
          <table:table-cell table:style-name="ce17" office:value-type="float" office:value="9746175" calcext:value-type="float">
            <text:p>9,746,175</text:p>
          </table:table-cell>
          <table:table-cell table:style-name="ce17" office:value-type="float" office:value="9841590" calcext:value-type="float">
            <text:p>9,841,590</text:p>
          </table:table-cell>
          <table:table-cell table:style-name="ce17" office:value-type="float" office:value="9934399" calcext:value-type="float">
            <text:p>9,934,399</text:p>
          </table:table-cell>
          <table:table-cell table:style-name="ce17" office:value-type="float" office:value="10035186" calcext:value-type="float">
            <text:p>10,035,186</text:p>
          </table:table-cell>
          <table:table-cell table:style-name="ce17" office:value-type="float" office:value="10146788" calcext:value-type="float">
            <text:p>10,146,788</text:p>
          </table:table-cell>
          <table:table-cell table:number-columns-repeated="1014"/>
        </table:table-row>
        <table:table-row table:style-name="ro5">
          <table:table-cell table:style-name="ce7" office:value-type="string" calcext:value-type="string">
            <text:p><text:span text:style-name="T1">.North Dakota</text:span></text:p>
          </table:table-cell>
          <table:table-cell table:number-columns-repeated="2" table:style-name="ce17" office:value-type="float" office:value="672591" calcext:value-type="float">
            <text:p>672,591</text:p>
          </table:table-cell>
          <table:table-cell table:style-name="ce17" office:value-type="float" office:value="674526" calcext:value-type="float">
            <text:p>674,526</text:p>
          </table:table-cell>
          <table:table-cell table:style-name="ce17" office:value-type="float" office:value="685476" calcext:value-type="float">
            <text:p>685,476</text:p>
          </table:table-cell>
          <table:table-cell table:style-name="ce17" office:value-type="float" office:value="702087" calcext:value-type="float">
            <text:p>702,087</text:p>
          </table:table-cell>
          <table:table-cell table:style-name="ce17" office:value-type="float" office:value="724019" calcext:value-type="float">
            <text:p>724,019</text:p>
          </table:table-cell>
          <table:table-cell table:style-name="ce17" office:value-type="float" office:value="739904" calcext:value-type="float">
            <text:p>739,904</text:p>
          </table:table-cell>
          <table:table-cell table:style-name="ce17" office:value-type="float" office:value="756835" calcext:value-type="float">
            <text:p>756,835</text:p>
          </table:table-cell>
          <table:table-cell table:style-name="ce17" office:value-type="float" office:value="757952" calcext:value-type="float">
            <text:p>757,952</text:p>
          </table:table-cell>
          <table:table-cell table:number-columns-repeated="1014"/>
        </table:table-row>
        <table:table-row table:style-name="ro5">
          <table:table-cell table:style-name="ce7" office:value-type="string" calcext:value-type="string">
            <text:p><text:span text:style-name="T1">.Ohio</text:span></text:p>
          </table:table-cell>
          <table:table-cell table:style-name="ce17" office:value-type="float" office:value="11536504" calcext:value-type="float">
            <text:p>11,536,504</text:p>
          </table:table-cell>
          <table:table-cell table:style-name="ce17" office:value-type="float" office:value="11536727" calcext:value-type="float">
            <text:p>11,536,727</text:p>
          </table:table-cell>
          <table:table-cell table:style-name="ce17" office:value-type="float" office:value="11540983" calcext:value-type="float">
            <text:p>11,540,983</text:p>
          </table:table-cell>
          <table:table-cell table:style-name="ce17" office:value-type="float" office:value="11544824" calcext:value-type="float">
            <text:p>11,544,824</text:p>
          </table:table-cell>
          <table:table-cell table:style-name="ce17" office:value-type="float" office:value="11550839" calcext:value-type="float">
            <text:p>11,550,839</text:p>
          </table:table-cell>
          <table:table-cell table:style-name="ce17" office:value-type="float" office:value="11570022" calcext:value-type="float">
            <text:p>11,570,022</text:p>
          </table:table-cell>
          <table:table-cell table:style-name="ce17" office:value-type="float" office:value="11594408" calcext:value-type="float">
            <text:p>11,594,408</text:p>
          </table:table-cell>
          <table:table-cell table:style-name="ce17" office:value-type="float" office:value="11605090" calcext:value-type="float">
            <text:p>11,605,090</text:p>
          </table:table-cell>
          <table:table-cell table:style-name="ce17" office:value-type="float" office:value="11614373" calcext:value-type="float">
            <text:p>11,614,373</text:p>
          </table:table-cell>
          <table:table-cell table:number-columns-repeated="1014"/>
        </table:table-row>
        <table:table-row table:style-name="ro5">
          <table:table-cell table:style-name="ce7" office:value-type="string" calcext:value-type="string">
            <text:p><text:span text:style-name="T1">.Oklahoma</text:span></text:p>
          </table:table-cell>
          <table:table-cell table:style-name="ce17" office:value-type="float" office:value="3751351" calcext:value-type="float">
            <text:p>3,751,351</text:p>
          </table:table-cell>
          <table:table-cell table:style-name="ce17" office:value-type="float" office:value="3751615" calcext:value-type="float">
            <text:p>3,751,615</text:p>
          </table:table-cell>
          <table:table-cell table:style-name="ce17" office:value-type="float" office:value="3759603" calcext:value-type="float">
            <text:p>3,759,603</text:p>
          </table:table-cell>
          <table:table-cell table:style-name="ce17" office:value-type="float" office:value="3786274" calcext:value-type="float">
            <text:p>3,786,274</text:p>
          </table:table-cell>
          <table:table-cell table:style-name="ce17" office:value-type="float" office:value="3817054" calcext:value-type="float">
            <text:p>3,817,054</text:p>
          </table:table-cell>
          <table:table-cell table:style-name="ce17" office:value-type="float" office:value="3852415" calcext:value-type="float">
            <text:p>3,852,415</text:p>
          </table:table-cell>
          <table:table-cell table:style-name="ce17" office:value-type="float" office:value="3877499" calcext:value-type="float">
            <text:p>3,877,499</text:p>
          </table:table-cell>
          <table:table-cell table:style-name="ce17" office:value-type="float" office:value="3907414" calcext:value-type="float">
            <text:p>3,907,414</text:p>
          </table:table-cell>
          <table:table-cell table:style-name="ce17" office:value-type="float" office:value="3923561" calcext:value-type="float">
            <text:p>3,923,561</text:p>
          </table:table-cell>
          <table:table-cell table:number-columns-repeated="1014"/>
        </table:table-row>
        <table:table-row table:style-name="ro5">
          <table:table-cell table:style-name="ce7" office:value-type="string" calcext:value-type="string">
            <text:p><text:span text:style-name="T1">.Oregon</text:span></text:p>
          </table:table-cell>
          <table:table-cell table:style-name="ce17" office:value-type="float" office:value="3831074" calcext:value-type="float">
            <text:p>3,831,074</text:p>
          </table:table-cell>
          <table:table-cell table:style-name="ce17" office:value-type="float" office:value="3831072" calcext:value-type="float">
            <text:p>3,831,072</text:p>
          </table:table-cell>
          <table:table-cell table:style-name="ce17" office:value-type="float" office:value="3838048" calcext:value-type="float">
            <text:p>3,838,048</text:p>
          </table:table-cell>
          <table:table-cell table:style-name="ce17" office:value-type="float" office:value="3868031" calcext:value-type="float">
            <text:p>3,868,031</text:p>
          </table:table-cell>
          <table:table-cell table:style-name="ce17" office:value-type="float" office:value="3899116" calcext:value-type="float">
            <text:p>3,899,116</text:p>
          </table:table-cell>
          <table:table-cell table:style-name="ce17" office:value-type="float" office:value="3925751" calcext:value-type="float">
            <text:p>3,925,751</text:p>
          </table:table-cell>
          <table:table-cell table:style-name="ce17" office:value-type="float" office:value="3968371" calcext:value-type="float">
            <text:p>3,968,371</text:p>
          </table:table-cell>
          <table:table-cell table:style-name="ce17" office:value-type="float" office:value="4024634" calcext:value-type="float">
            <text:p>4,024,634</text:p>
          </table:table-cell>
          <table:table-cell table:style-name="ce17" office:value-type="float" office:value="4093465" calcext:value-type="float">
            <text:p>4,093,465</text:p>
          </table:table-cell>
          <table:table-cell table:number-columns-repeated="1014"/>
        </table:table-row>
        <table:table-row table:style-name="ro5">
          <table:table-cell table:style-name="ce7" office:value-type="string" calcext:value-type="string">
            <text:p><text:span text:style-name="T1">.Pennsylvania</text:span></text:p>
          </table:table-cell>
          <table:table-cell table:style-name="ce17" office:value-type="float" office:value="12702379" calcext:value-type="float">
            <text:p>12,702,379</text:p>
          </table:table-cell>
          <table:table-cell table:style-name="ce17" office:value-type="float" office:value="12702857" calcext:value-type="float">
            <text:p>12,702,857</text:p>
          </table:table-cell>
          <table:table-cell table:style-name="ce17" office:value-type="float" office:value="12712343" calcext:value-type="float">
            <text:p>12,712,343</text:p>
          </table:table-cell>
          <table:table-cell table:style-name="ce17" office:value-type="float" office:value="12744293" calcext:value-type="float">
            <text:p>12,744,293</text:p>
          </table:table-cell>
          <table:table-cell table:style-name="ce17" office:value-type="float" office:value="12771854" calcext:value-type="float">
            <text:p>12,771,854</text:p>
          </table:table-cell>
          <table:table-cell table:style-name="ce17" office:value-type="float" office:value="12781338" calcext:value-type="float">
            <text:p>12,781,338</text:p>
          </table:table-cell>
          <table:table-cell table:style-name="ce17" office:value-type="float" office:value="12790565" calcext:value-type="float">
            <text:p>12,790,565</text:p>
          </table:table-cell>
          <table:table-cell table:style-name="ce17" office:value-type="float" office:value="12791904" calcext:value-type="float">
            <text:p>12,791,904</text:p>
          </table:table-cell>
          <table:table-cell table:style-name="ce17" office:value-type="float" office:value="12784227" calcext:value-type="float">
            <text:p>12,784,227</text:p>
          </table:table-cell>
          <table:table-cell table:number-columns-repeated="1014"/>
        </table:table-row>
        <table:table-row table:style-name="ro5">
          <table:table-cell table:style-name="ce7" office:value-type="string" calcext:value-type="string">
            <text:p><text:span text:style-name="T1">.Rhode Island</text:span></text:p>
          </table:table-cell>
          <table:table-cell table:style-name="ce17" office:value-type="float" office:value="1052567" calcext:value-type="float">
            <text:p>1,052,567</text:p>
          </table:table-cell>
          <table:table-cell table:style-name="ce17" office:value-type="float" office:value="1052940" calcext:value-type="float">
            <text:p>1,052,940</text:p>
          </table:table-cell>
          <table:table-cell table:style-name="ce17" office:value-type="float" office:value="1053337" calcext:value-type="float">
            <text:p>1,053,337</text:p>
          </table:table-cell>
          <table:table-cell table:style-name="ce17" office:value-type="float" office:value="1052451" calcext:value-type="float">
            <text:p>1,052,451</text:p>
          </table:table-cell>
          <table:table-cell table:style-name="ce17" office:value-type="float" office:value="1052901" calcext:value-type="float">
            <text:p>1,052,901</text:p>
          </table:table-cell>
          <table:table-cell table:style-name="ce17" office:value-type="float" office:value="1053033" calcext:value-type="float">
            <text:p>1,053,033</text:p>
          </table:table-cell>
          <table:table-cell table:style-name="ce17" office:value-type="float" office:value="1054480" calcext:value-type="float">
            <text:p>1,054,480</text:p>
          </table:table-cell>
          <table:table-cell table:style-name="ce17" office:value-type="float" office:value="1055607" calcext:value-type="float">
            <text:p>1,055,607</text:p>
          </table:table-cell>
          <table:table-cell table:style-name="ce17" office:value-type="float" office:value="1056426" calcext:value-type="float">
            <text:p>1,056,426</text:p>
          </table:table-cell>
          <table:table-cell table:number-columns-repeated="1014"/>
        </table:table-row>
        <table:table-row table:style-name="ro5">
          <table:table-cell table:style-name="ce7" office:value-type="string" calcext:value-type="string">
            <text:p><text:span text:style-name="T1">.South Carolina</text:span></text:p>
          </table:table-cell>
          <table:table-cell table:style-name="ce17" office:value-type="float" office:value="4625364" calcext:value-type="float">
            <text:p>4,625,364</text:p>
          </table:table-cell>
          <table:table-cell table:style-name="ce17" office:value-type="float" office:value="4625410" calcext:value-type="float">
            <text:p>4,625,410</text:p>
          </table:table-cell>
          <table:table-cell table:style-name="ce17" office:value-type="float" office:value="4635943" calcext:value-type="float">
            <text:p>4,635,943</text:p>
          </table:table-cell>
          <table:table-cell table:style-name="ce17" office:value-type="float" office:value="4672637" calcext:value-type="float">
            <text:p>4,672,637</text:p>
          </table:table-cell>
          <table:table-cell table:style-name="ce17" office:value-type="float" office:value="4720760" calcext:value-type="float">
            <text:p>4,720,760</text:p>
          </table:table-cell>
          <table:table-cell table:style-name="ce17" office:value-type="float" office:value="4767894" calcext:value-type="float">
            <text:p>4,767,894</text:p>
          </table:table-cell>
          <table:table-cell table:style-name="ce17" office:value-type="float" office:value="4828430" calcext:value-type="float">
            <text:p>4,828,430</text:p>
          </table:table-cell>
          <table:table-cell table:style-name="ce17" office:value-type="float" office:value="4894834" calcext:value-type="float">
            <text:p>4,894,834</text:p>
          </table:table-cell>
          <table:table-cell table:style-name="ce17" office:value-type="float" office:value="4961119" calcext:value-type="float">
            <text:p>4,961,119</text:p>
          </table:table-cell>
          <table:table-cell table:number-columns-repeated="1014"/>
        </table:table-row>
        <table:table-row table:style-name="ro5">
          <table:table-cell table:style-name="ce7" office:value-type="string" calcext:value-type="string">
            <text:p><text:span text:style-name="T1">.South Dakota</text:span></text:p>
          </table:table-cell>
          <table:table-cell table:style-name="ce17" office:value-type="float" office:value="814180" calcext:value-type="float">
            <text:p>814,180</text:p>
          </table:table-cell>
          <table:table-cell table:style-name="ce17" office:value-type="float" office:value="814195" calcext:value-type="float">
            <text:p>814,195</text:p>
          </table:table-cell>
          <table:table-cell table:style-name="ce17" office:value-type="float" office:value="816325" calcext:value-type="float">
            <text:p>816,325</text:p>
          </table:table-cell>
          <table:table-cell table:style-name="ce17" office:value-type="float" office:value="824398" calcext:value-type="float">
            <text:p>824,398</text:p>
          </table:table-cell>
          <table:table-cell table:style-name="ce17" office:value-type="float" office:value="834441" calcext:value-type="float">
            <text:p>834,441</text:p>
          </table:table-cell>
          <table:table-cell table:style-name="ce17" office:value-type="float" office:value="844922" calcext:value-type="float">
            <text:p>844,922</text:p>
          </table:table-cell>
          <table:table-cell table:style-name="ce17" office:value-type="float" office:value="852561" calcext:value-type="float">
            <text:p>852,561</text:p>
          </table:table-cell>
          <table:table-cell table:style-name="ce17" office:value-type="float" office:value="857919" calcext:value-type="float">
            <text:p>857,919</text:p>
          </table:table-cell>
          <table:table-cell table:style-name="ce17" office:value-type="float" office:value="865454" calcext:value-type="float">
            <text:p>865,454</text:p>
          </table:table-cell>
          <table:table-cell table:number-columns-repeated="1014"/>
        </table:table-row>
        <table:table-row table:style-name="ro5">
          <table:table-cell table:style-name="ce7" office:value-type="string" calcext:value-type="string">
            <text:p><text:span text:style-name="T1">.Tennessee</text:span></text:p>
          </table:table-cell>
          <table:table-cell table:style-name="ce17" office:value-type="float" office:value="6346105" calcext:value-type="float">
            <text:p>6,346,105</text:p>
          </table:table-cell>
          <table:table-cell table:style-name="ce17" office:value-type="float" office:value="6346298" calcext:value-type="float">
            <text:p>6,346,298</text:p>
          </table:table-cell>
          <table:table-cell table:style-name="ce17" office:value-type="float" office:value="6356671" calcext:value-type="float">
            <text:p>6,356,671</text:p>
          </table:table-cell>
          <table:table-cell table:style-name="ce17" office:value-type="float" office:value="6397634" calcext:value-type="float">
            <text:p>6,397,634</text:p>
          </table:table-cell>
          <table:table-cell table:style-name="ce17" office:value-type="float" office:value="6454306" calcext:value-type="float">
            <text:p>6,454,306</text:p>
          </table:table-cell>
          <table:table-cell table:style-name="ce17" office:value-type="float" office:value="6494821" calcext:value-type="float">
            <text:p>6,494,821</text:p>
          </table:table-cell>
          <table:table-cell table:style-name="ce17" office:value-type="float" office:value="6544663" calcext:value-type="float">
            <text:p>6,544,663</text:p>
          </table:table-cell>
          <table:table-cell table:style-name="ce17" office:value-type="float" office:value="6595056" calcext:value-type="float">
            <text:p>6,595,056</text:p>
          </table:table-cell>
          <table:table-cell table:style-name="ce17" office:value-type="float" office:value="6651194" calcext:value-type="float">
            <text:p>6,651,194</text:p>
          </table:table-cell>
          <table:table-cell table:number-columns-repeated="1014"/>
        </table:table-row>
        <table:table-row table:style-name="ro5">
          <table:table-cell table:style-name="ce7" office:value-type="string" calcext:value-type="string">
            <text:p><text:span text:style-name="T1">.Texas</text:span></text:p>
          </table:table-cell>
          <table:table-cell table:style-name="ce17" office:value-type="float" office:value="25145561" calcext:value-type="float">
            <text:p>25,145,561</text:p>
          </table:table-cell>
          <table:table-cell table:style-name="ce17" office:value-type="float" office:value="25146100" calcext:value-type="float">
            <text:p>25,146,100</text:p>
          </table:table-cell>
          <table:table-cell table:style-name="ce17" office:value-type="float" office:value="25244310" calcext:value-type="float">
            <text:p>25,244,310</text:p>
          </table:table-cell>
          <table:table-cell table:style-name="ce17" office:value-type="float" office:value="25646389" calcext:value-type="float">
            <text:p>25,646,389</text:p>
          </table:table-cell>
          <table:table-cell table:style-name="ce17" office:value-type="float" office:value="26071655" calcext:value-type="float">
            <text:p>26,071,655</text:p>
          </table:table-cell>
          <table:table-cell table:style-name="ce17" office:value-type="float" office:value="26473525" calcext:value-type="float">
            <text:p>26,473,525</text:p>
          </table:table-cell>
          <table:table-cell table:style-name="ce17" office:value-type="float" office:value="26944751" calcext:value-type="float">
            <text:p>26,944,751</text:p>
          </table:table-cell>
          <table:table-cell table:style-name="ce17" office:value-type="float" office:value="27429639" calcext:value-type="float">
            <text:p>27,429,639</text:p>
          </table:table-cell>
          <table:table-cell table:style-name="ce17" office:value-type="float" office:value="27862596" calcext:value-type="float">
            <text:p>27,862,596</text:p>
          </table:table-cell>
          <table:table-cell table:number-columns-repeated="1014"/>
        </table:table-row>
        <table:table-row table:style-name="ro5">
          <table:table-cell table:style-name="ce7" office:value-type="string" calcext:value-type="string">
            <text:p><text:span text:style-name="T1">.Utah</text:span></text:p>
          </table:table-cell>
          <table:table-cell table:style-name="ce17" office:value-type="float" office:value="2763885" calcext:value-type="float">
            <text:p>2,763,885</text:p>
          </table:table-cell>
          <table:table-cell table:style-name="ce17" office:value-type="float" office:value="2763888" calcext:value-type="float">
            <text:p>2,763,888</text:p>
          </table:table-cell>
          <table:table-cell table:style-name="ce17" office:value-type="float" office:value="2775326" calcext:value-type="float">
            <text:p>2,775,326</text:p>
          </table:table-cell>
          <table:table-cell table:style-name="ce17" office:value-type="float" office:value="2816124" calcext:value-type="float">
            <text:p>2,816,124</text:p>
          </table:table-cell>
          <table:table-cell table:style-name="ce17" office:value-type="float" office:value="2855782" calcext:value-type="float">
            <text:p>2,855,782</text:p>
          </table:table-cell>
          <table:table-cell table:style-name="ce17" office:value-type="float" office:value="2902663" calcext:value-type="float">
            <text:p>2,902,663</text:p>
          </table:table-cell>
          <table:table-cell table:style-name="ce17" office:value-type="float" office:value="2941836" calcext:value-type="float">
            <text:p>2,941,836</text:p>
          </table:table-cell>
          <table:table-cell table:style-name="ce17" office:value-type="float" office:value="2990632" calcext:value-type="float">
            <text:p>2,990,632</text:p>
          </table:table-cell>
          <table:table-cell table:style-name="ce17" office:value-type="float" office:value="3051217" calcext:value-type="float">
            <text:p>3,051,217</text:p>
          </table:table-cell>
          <table:table-cell table:number-columns-repeated="1014"/>
        </table:table-row>
        <table:table-row table:style-name="ro5">
          <table:table-cell table:style-name="ce7" office:value-type="string" calcext:value-type="string">
            <text:p><text:span text:style-name="T1">.Vermont</text:span></text:p>
          </table:table-cell>
          <table:table-cell table:number-columns-repeated="2" table:style-name="ce17" office:value-type="float" office:value="625741" calcext:value-type="float">
            <text:p>625,741</text:p>
          </table:table-cell>
          <table:table-cell table:style-name="ce17" office:value-type="float" office:value="625982" calcext:value-type="float">
            <text:p>625,982</text:p>
          </table:table-cell>
          <table:table-cell table:style-name="ce17" office:value-type="float" office:value="626730" calcext:value-type="float">
            <text:p>626,730</text:p>
          </table:table-cell>
          <table:table-cell table:style-name="ce17" office:value-type="float" office:value="626444" calcext:value-type="float">
            <text:p>626,444</text:p>
          </table:table-cell>
          <table:table-cell table:style-name="ce17" office:value-type="float" office:value="627140" calcext:value-type="float">
            <text:p>627,140</text:p>
          </table:table-cell>
          <table:table-cell table:style-name="ce17" office:value-type="float" office:value="626984" calcext:value-type="float">
            <text:p>626,984</text:p>
          </table:table-cell>
          <table:table-cell table:style-name="ce17" office:value-type="float" office:value="626088" calcext:value-type="float">
            <text:p>626,088</text:p>
          </table:table-cell>
          <table:table-cell table:style-name="ce17" office:value-type="float" office:value="624594" calcext:value-type="float">
            <text:p>624,594</text:p>
          </table:table-cell>
          <table:table-cell table:number-columns-repeated="1014"/>
        </table:table-row>
        <table:table-row table:style-name="ro5">
          <table:table-cell table:style-name="ce7" office:value-type="string" calcext:value-type="string">
            <text:p><text:span text:style-name="T1">.Virginia</text:span></text:p>
          </table:table-cell>
          <table:table-cell table:style-name="ce17" office:value-type="float" office:value="8001024" calcext:value-type="float">
            <text:p>8,001,024</text:p>
          </table:table-cell>
          <table:table-cell table:style-name="ce17" office:value-type="float" office:value="8001041" calcext:value-type="float">
            <text:p>8,001,041</text:p>
          </table:table-cell>
          <table:table-cell table:style-name="ce17" office:value-type="float" office:value="8025773" calcext:value-type="float">
            <text:p>8,025,773</text:p>
          </table:table-cell>
          <table:table-cell table:style-name="ce17" office:value-type="float" office:value="8110035" calcext:value-type="float">
            <text:p>8,110,035</text:p>
          </table:table-cell>
          <table:table-cell table:style-name="ce17" office:value-type="float" office:value="8192048" calcext:value-type="float">
            <text:p>8,192,048</text:p>
          </table:table-cell>
          <table:table-cell table:style-name="ce17" office:value-type="float" office:value="8262692" calcext:value-type="float">
            <text:p>8,262,692</text:p>
          </table:table-cell>
          <table:table-cell table:style-name="ce17" office:value-type="float" office:value="8317372" calcext:value-type="float">
            <text:p>8,317,372</text:p>
          </table:table-cell>
          <table:table-cell table:style-name="ce17" office:value-type="float" office:value="8367587" calcext:value-type="float">
            <text:p>8,367,587</text:p>
          </table:table-cell>
          <table:table-cell table:style-name="ce17" office:value-type="float" office:value="8411808" calcext:value-type="float">
            <text:p>8,411,808</text:p>
          </table:table-cell>
          <table:table-cell table:number-columns-repeated="1014"/>
        </table:table-row>
        <table:table-row table:style-name="ro5">
          <table:table-cell table:style-name="ce7" office:value-type="string" calcext:value-type="string">
            <text:p><text:span text:style-name="T1">.Washington</text:span></text:p>
          </table:table-cell>
          <table:table-cell table:style-name="ce17" office:value-type="float" office:value="6724540" calcext:value-type="float">
            <text:p>6,724,540</text:p>
          </table:table-cell>
          <table:table-cell table:style-name="ce17" office:value-type="float" office:value="6724545" calcext:value-type="float">
            <text:p>6,724,545</text:p>
          </table:table-cell>
          <table:table-cell table:style-name="ce17" office:value-type="float" office:value="6743226" calcext:value-type="float">
            <text:p>6,743,226</text:p>
          </table:table-cell>
          <table:table-cell table:style-name="ce17" office:value-type="float" office:value="6822520" calcext:value-type="float">
            <text:p>6,822,520</text:p>
          </table:table-cell>
          <table:table-cell table:style-name="ce17" office:value-type="float" office:value="6895226" calcext:value-type="float">
            <text:p>6,895,226</text:p>
          </table:table-cell>
          <table:table-cell table:style-name="ce17" office:value-type="float" office:value="6968006" calcext:value-type="float">
            <text:p>6,968,006</text:p>
          </table:table-cell>
          <table:table-cell table:style-name="ce17" office:value-type="float" office:value="7054196" calcext:value-type="float">
            <text:p>7,054,196</text:p>
          </table:table-cell>
          <table:table-cell table:style-name="ce17" office:value-type="float" office:value="7160290" calcext:value-type="float">
            <text:p>7,160,290</text:p>
          </table:table-cell>
          <table:table-cell table:style-name="ce17" office:value-type="float" office:value="7288000" calcext:value-type="float">
            <text:p>7,288,000</text:p>
          </table:table-cell>
          <table:table-cell table:number-columns-repeated="1014"/>
        </table:table-row>
        <table:table-row table:style-name="ro5">
          <table:table-cell table:style-name="ce7" office:value-type="string" calcext:value-type="string">
            <text:p><text:span text:style-name="T1">.West Virginia</text:span></text:p>
          </table:table-cell>
          <table:table-cell table:style-name="ce17" office:value-type="float" office:value="1852994" calcext:value-type="float">
            <text:p>1,852,994</text:p>
          </table:table-cell>
          <table:table-cell table:style-name="ce17" office:value-type="float" office:value="1853011" calcext:value-type="float">
            <text:p>1,853,011</text:p>
          </table:table-cell>
          <table:table-cell table:style-name="ce17" office:value-type="float" office:value="1854230" calcext:value-type="float">
            <text:p>1,854,230</text:p>
          </table:table-cell>
          <table:table-cell table:style-name="ce17" office:value-type="float" office:value="1854972" calcext:value-type="float">
            <text:p>1,854,972</text:p>
          </table:table-cell>
          <table:table-cell table:style-name="ce17" office:value-type="float" office:value="1856560" calcext:value-type="float">
            <text:p>1,856,560</text:p>
          </table:table-cell>
          <table:table-cell table:style-name="ce17" office:value-type="float" office:value="1853231" calcext:value-type="float">
            <text:p>1,853,231</text:p>
          </table:table-cell>
          <table:table-cell table:style-name="ce17" office:value-type="float" office:value="1848514" calcext:value-type="float">
            <text:p>1,848,514</text:p>
          </table:table-cell>
          <table:table-cell table:style-name="ce17" office:value-type="float" office:value="1841053" calcext:value-type="float">
            <text:p>1,841,053</text:p>
          </table:table-cell>
          <table:table-cell table:style-name="ce17" office:value-type="float" office:value="1831102" calcext:value-type="float">
            <text:p>1,831,102</text:p>
          </table:table-cell>
          <table:table-cell table:number-columns-repeated="1014"/>
        </table:table-row>
        <table:table-row table:style-name="ro5">
          <table:table-cell table:style-name="ce7" office:value-type="string" calcext:value-type="string">
            <text:p><text:span text:style-name="T1">.Wisconsin</text:span></text:p>
          </table:table-cell>
          <table:table-cell table:style-name="ce17" office:value-type="float" office:value="5686986" calcext:value-type="float">
            <text:p>5,686,986</text:p>
          </table:table-cell>
          <table:table-cell table:style-name="ce17" office:value-type="float" office:value="5687289" calcext:value-type="float">
            <text:p>5,687,289</text:p>
          </table:table-cell>
          <table:table-cell table:style-name="ce17" office:value-type="float" office:value="5690263" calcext:value-type="float">
            <text:p>5,690,263</text:p>
          </table:table-cell>
          <table:table-cell table:style-name="ce17" office:value-type="float" office:value="5709640" calcext:value-type="float">
            <text:p>5,709,640</text:p>
          </table:table-cell>
          <table:table-cell table:style-name="ce17" office:value-type="float" office:value="5726177" calcext:value-type="float">
            <text:p>5,726,177</text:p>
          </table:table-cell>
          <table:table-cell table:style-name="ce17" office:value-type="float" office:value="5742854" calcext:value-type="float">
            <text:p>5,742,854</text:p>
          </table:table-cell>
          <table:table-cell table:style-name="ce17" office:value-type="float" office:value="5758377" calcext:value-type="float">
            <text:p>5,758,377</text:p>
          </table:table-cell>
          <table:table-cell table:style-name="ce17" office:value-type="float" office:value="5767891" calcext:value-type="float">
            <text:p>5,767,891</text:p>
          </table:table-cell>
          <table:table-cell table:style-name="ce17" office:value-type="float" office:value="5778708" calcext:value-type="float">
            <text:p>5,778,708</text:p>
          </table:table-cell>
          <table:table-cell table:number-columns-repeated="1014"/>
        </table:table-row>
        <table:table-row table:style-name="ro5">
          <table:table-cell table:style-name="ce7" office:value-type="string" calcext:value-type="string">
            <text:p><text:span text:style-name="T1">.Wyoming</text:span></text:p>
          </table:table-cell>
          <table:table-cell table:style-name="ce17" office:value-type="float" office:value="563626" calcext:value-type="float">
            <text:p>563,626</text:p>
          </table:table-cell>
          <table:table-cell table:style-name="ce17" office:value-type="float" office:value="563767" calcext:value-type="float">
            <text:p>563,767</text:p>
          </table:table-cell>
          <table:table-cell table:style-name="ce17" office:value-type="float" office:value="564513" calcext:value-type="float">
            <text:p>564,513</text:p>
          </table:table-cell>
          <table:table-cell table:style-name="ce17" office:value-type="float" office:value="567725" calcext:value-type="float">
            <text:p>567,725</text:p>
          </table:table-cell>
          <table:table-cell table:style-name="ce17" office:value-type="float" office:value="576765" calcext:value-type="float">
            <text:p>576,765</text:p>
          </table:table-cell>
          <table:table-cell table:style-name="ce17" office:value-type="float" office:value="582684" calcext:value-type="float">
            <text:p>582,684</text:p>
          </table:table-cell>
          <table:table-cell table:style-name="ce17" office:value-type="float" office:value="583642" calcext:value-type="float">
            <text:p>583,642</text:p>
          </table:table-cell>
          <table:table-cell table:style-name="ce17" office:value-type="float" office:value="586555" calcext:value-type="float">
            <text:p>586,555</text:p>
          </table:table-cell>
          <table:table-cell table:style-name="ce17" office:value-type="float" office:value="585501" calcext:value-type="float">
            <text:p>585,501</text:p>
          </table:table-cell>
          <table:table-cell table:number-columns-repeated="1014"/>
        </table:table-row>
        <table:table-row table:style-name="ro5">
          <table:table-cell table:style-name="ce7"/>
          <table:table-cell table:style-name="ce17" table:number-columns-repeated="9"/>
          <table:table-cell table:number-columns-repeated="1014"/>
        </table:table-row>
        <table:table-row table:style-name="ro5">
          <table:table-cell table:style-name="ce8" office:value-type="string" calcext:value-type="string">
            <text:p>Puerto Rico</text:p>
          </table:table-cell>
          <table:table-cell table:style-name="ce17" office:value-type="float" office:value="3725789" calcext:value-type="float">
            <text:p>3,725,789</text:p>
          </table:table-cell>
          <table:table-cell table:style-name="ce17" office:value-type="float" office:value="3726157" calcext:value-type="float">
            <text:p>3,726,157</text:p>
          </table:table-cell>
          <table:table-cell table:style-name="ce17" office:value-type="float" office:value="3721525" calcext:value-type="float">
            <text:p>3,721,525</text:p>
          </table:table-cell>
          <table:table-cell table:style-name="ce17" office:value-type="float" office:value="3678732" calcext:value-type="float">
            <text:p>3,678,732</text:p>
          </table:table-cell>
          <table:table-cell table:style-name="ce17" office:value-type="float" office:value="3634488" calcext:value-type="float">
            <text:p>3,634,488</text:p>
          </table:table-cell>
          <table:table-cell table:style-name="ce17" office:value-type="float" office:value="3593077" calcext:value-type="float">
            <text:p>3,593,077</text:p>
          </table:table-cell>
          <table:table-cell table:style-name="ce17" office:value-type="float" office:value="3534874" calcext:value-type="float">
            <text:p>3,534,874</text:p>
          </table:table-cell>
          <table:table-cell table:style-name="ce17" office:value-type="float" office:value="3473181" calcext:value-type="float">
            <text:p>3,473,181</text:p>
          </table:table-cell>
          <table:table-cell table:style-name="ce17" office:value-type="float" office:value="3411307" calcext:value-type="float">
            <text:p>3,411,307</text:p>
          </table:table-cell>
          <table:table-cell table:number-columns-repeated="1014"/>
        </table:table-row>
        <table:table-row table:style-name="ro6">
          <table:table-cell table:style-name="ce9" office:value-type="string" calcext:value-type="string" table:number-columns-spanned="10" table:number-rows-spanned="1">
            <text:p>Note: The estimates are based on the 2010 Census and reflect changes to the April 1, 2010 population due to the Count Question Resolution program and geographic program revisions. See Geographic Terms and Definitions at http://www.census.gov/programs-surveys/popest/guidance-geographies/terms-and-definitions.html for a list of the states that are included in each region. <text:s/>All geographic boundaries for the 2016 population estimates series except statistical area delineations are as of January 1, 2016. <text:s/>For population estimates methodology statements, see http://www.census.gov/programs-surveys/popest/technical-documentation/methodology.html.</text:p>
          </table:table-cell>
          <table:covered-table-cell table:number-columns-repeated="9" table:style-name="ce9"/>
          <table:table-cell table:number-columns-repeated="1014"/>
        </table:table-row>
        <table:table-row table:style-name="ro5">
          <table:table-cell table:style-name="ce10" office:value-type="string" calcext:value-type="string" table:number-columns-spanned="10" table:number-rows-spanned="1">
            <text:p>Suggested Citation:</text:p>
          </table:table-cell>
          <table:covered-table-cell table:number-columns-repeated="9" table:style-name="ce10"/>
          <table:table-cell table:number-columns-repeated="1014"/>
        </table:table-row>
        <table:table-row table:style-name="ro7">
          <table:table-cell table:style-name="ce11" office:value-type="string" calcext:value-type="string" table:number-columns-spanned="10" table:number-rows-spanned="1">
            <text:p>Table 1. Annual Estimates of the Resident Population for the United States, Regions, States, and Puerto Rico: April 1, 2010 to July 1, 2016 (NST-EST2016-01)</text:p>
          </table:table-cell>
          <table:covered-table-cell table:number-columns-repeated="9" table:style-name="ce11"/>
          <table:table-cell table:number-columns-repeated="1014"/>
        </table:table-row>
        <table:table-row table:style-name="ro3">
          <table:table-cell table:style-name="ce11" office:value-type="string" calcext:value-type="string" table:number-columns-spanned="10" table:number-rows-spanned="1">
            <text:p>Source: U.S. Census Bureau, Population Division</text:p>
          </table:table-cell>
          <table:covered-table-cell table:number-columns-repeated="9" table:style-name="ce11"/>
          <table:table-cell table:number-columns-repeated="1014"/>
        </table:table-row>
        <table:table-row table:style-name="ro5">
          <table:table-cell table:style-name="ce12" office:value-type="string" calcext:value-type="string" table:number-columns-spanned="10" table:number-rows-spanned="1">
            <text:p>Release Date: December 2016</text:p>
          </table:table-cell>
          <table:covered-table-cell table:number-columns-repeated="9" table:style-name="ce12"/>
          <table:table-cell table:number-columns-repeated="1014"/>
        </table:table-row>
        <table:table-row table:style-name="ro5" table:number-rows-repeated="1048508">
          <table:table-cell table:number-columns-repeated="1024"/>
        </table:table-row>
        <table:table-row table:style-name="ro5">
          <table:table-cell table:number-columns-repeated="1024"/>
        </table:table-row>
        <table:named-expressions>
          <table:named-range table:name="_xlnm.Print_Area" table:base-cell-address="$NST01.$A$1" table:cell-range-address="$NST01.$A$3:.$J$67" table:range-usable-as="print-range"/>
          <table:named-range table:name="_xlnm.Print_Area_0" table:base-cell-address="$NST01.$A$1" table:cell-range-address="$NST01.$A$3:.$J$67" table:range-usable-as="print-range"/>
          <table:named-expression table:name="_xlnm.Print_Titles" table:base-cell-address="$NST01.$A$1" table:expression="[$NST01.$A$1:.$A$1048576];[$NST01.$A$2:.$AMJ$4]"/>
          <table:named-expression table:name="_xlnm.Print_Titles_0" table:base-cell-address="$NST01.$A$1" table:expression="[$NST01.$A$1:.$A$1048576];[$NST01.$A$2:.$AMJ$4]"/>
        </table:named-expressions>
      </table:table>
      <table:named-expressions>
        <table:named-range table:name="NST01" table:base-cell-address="$NST01.$A$1" table:cell-range-address="$NST01.$A$4:.$J$6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MS sans serif" svg:font-family="'MS sans serif'"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style="long" number:textual="true"/>
      <number:text> </number:text>
      <number:day/>
      <number:text>, </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72pt" fo:margin-left="18pt" fo:margin-right="18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NST01" style:display-name="PageStyle_NST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1T15:45:55</meta:creation-date>
    <meta:initial-creator>sas user</meta:initial-creator>
    <dc:language>en-US</dc:language>
    <dc:creator>Utonna E Brown</dc:creator>
    <dc:date>2016-12-07T16:41:38</dc:date>
    <meta:editing-cycles>0</meta:editing-cycles>
    <meta:editing-duration>P0D</meta:editing-duration>
    <meta:generator>LibreOffice/5.0.3.2$Linux_X86_64 LibreOffice_project/00m0$Build-2</meta:generator>
    <meta:document-statistic meta:table-count="1" meta:cell-count="589" meta:object-count="0"/>
    <meta:user-defined meta:name="AppVersion">14.0300</meta:user-defined>
    <meta:user-defined meta:name="Company">SAS Institute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